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_20__28_var_29_" svg:stroke-width="0.051cm" svg:stroke-color="#808080" draw:marker-start="" draw:marker-start-width="0.276cm" draw:marker-end-width="0.276cm" svg:stroke-opacity="100%" draw:opacity="100%" draw:opacity-name="" draw:textarea-horizontal-align="center" draw:textarea-vertical-align="middl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svg:stroke-width="0.051cm" draw:marker-start-width="0.276cm" draw:marker-end-width="0.276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draw:marker-start-width="0.2cm" draw:marker-end="Arrowheads_20_3" draw:marker-end-width="0.153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199cm" draw:marker-end="Arrowheads_20_3" draw:marker-end-width="0.152cm" draw:textarea-horizontal-align="center" draw:textarea-vertical-align="middle" fo:padding-top="0.149cm" fo:padding-bottom="0.149cm" fo:padding-left="0.274cm" fo:padding-right="0.274cm"/>
    </style:style>
    <style:style style:name="gr7" style:family="graphic" style:parent-style-name="standard">
      <style:graphic-properties draw:stroke="solid" svg:stroke-width="0.051cm" draw:marker-start-width="0.199cm" draw:marker-end="Arrowheads_20_3" draw:marker-end-width="0.152cm" draw:textarea-horizontal-align="center" draw:textarea-vertical-align="middle" fo:padding-top="0.149cm" fo:padding-bottom="0.149cm" fo:padding-left="0.274cm" fo:padding-right="0.274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2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svg:stroke-width="0.102cm" draw:marker-start-width="0.352cm" draw:marker-end-width="0.352cm" draw:fill="solid" draw:fill-color="#00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2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solid" draw:stroke-dash="Ultrafine_20_Dashed" svg:stroke-width="0.051cm" draw:marker-start-width="0.276cm" draw:marker-end-width="0.276cm" draw:fill="solid" draw:fill-color="#ff3333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276cm" draw:marker-end-width="0.276cm" draw:fill="solid" draw:fill-color="#ff3333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2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2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2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2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cc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2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2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Default-outline1">
      <style:graphic-properties draw:auto-grow-height="true" fo:min-height="15.963cm"/>
    </style:style>
    <style:style style:name="pr2" style:family="presentation" style:parent-style-name="Default-title">
      <style:graphic-properties draw:auto-grow-height="true" fo:min-height="1.06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auto-grow-height="true" fo:min-height="14.235cm"/>
    </style:style>
    <style:style style:name="pr5" style:family="presentation" style:parent-style-name="Default-outline1">
      <style:graphic-properties draw:auto-grow-height="true" fo:min-height="14.969cm"/>
    </style:style>
    <style:style style:name="pr6" style:family="presentation" style:parent-style-name="Default-outline1">
      <style:graphic-properties draw:auto-grow-height="true" fo:min-height="15.604cm"/>
    </style:style>
    <style:style style:name="pr7" style:family="presentation" style:parent-style-name="Default-outline1">
      <style:graphic-properties draw:auto-grow-height="true" fo:min-height="14.604cm"/>
    </style:style>
    <style:style style:name="pr8" style:family="presentation" style:parent-style-name="Default-outline1">
      <style:graphic-properties draw:auto-grow-height="true" fo:min-height="15.504cm"/>
    </style:style>
    <style:style style:name="pr9" style:family="presentation" style:parent-style-name="Default-outline1">
      <style:graphic-properties draw:auto-grow-height="true" fo:min-height="13.599cm"/>
    </style:style>
    <style:style style:name="pr10" style:family="presentation" style:parent-style-name="Default-outline1">
      <style:graphic-properties draw:auto-grow-height="true" fo:min-height="14.569cm"/>
    </style:style>
    <style:style style:name="pr11" style:family="presentation" style:parent-style-name="Default-outline1">
      <style:graphic-properties draw:auto-grow-height="true" fo:min-height="15.194cm"/>
    </style:style>
    <style:style style:name="pr12" style:family="presentation" style:parent-style-name="Default-outline1">
      <style:graphic-properties draw:auto-grow-height="true" fo:min-height="15.829cm"/>
    </style:style>
    <style:style style:name="pr13" style:family="presentation" style:parent-style-name="Default-outline1">
      <style:graphic-properties draw:auto-grow-height="true" fo:min-height="13.699cm"/>
    </style:style>
    <style:style style:name="pr14" style:family="presentation" style:parent-style-name="Default-outline1">
      <style:graphic-properties draw:auto-grow-height="true" fo:min-height="14.808cm"/>
    </style:style>
    <style:style style:name="pr15" style:family="presentation" style:parent-style-name="Default-outline1">
      <style:graphic-properties draw:auto-grow-height="true" fo:min-height="15.875cm"/>
    </style:style>
    <style:style style:name="pr16" style:family="presentation" style:parent-style-name="Default-outline1">
      <style:graphic-properties draw:auto-grow-height="true" fo:min-height="14.934cm"/>
    </style:style>
    <style:style style:name="pr17" style:family="presentation" style:parent-style-name="Default-outline1">
      <style:graphic-properties draw:auto-grow-height="true" fo:min-height="15.169cm"/>
    </style:style>
    <style:style style:name="pr18" style:family="presentation" style:parent-style-name="Default-outline1">
      <style:graphic-properties draw:auto-grow-height="true" fo:min-height="4.374cm"/>
    </style:style>
    <style:style style:name="pr19" style:family="presentation" style:parent-style-name="Default-outline1">
      <style:graphic-properties draw:auto-grow-height="true" fo:min-height="3.104cm"/>
    </style:style>
    <style:style style:name="P1" style:family="paragraph">
      <style:paragraph-properties fo:margin-left="1.27cm" fo:margin-right="1.27cm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color="#000080" fo:font-family="'Skia Regular'" style:font-family-generic="swiss" style:font-pitch="variable"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paragraph-properties fo:margin-left="1.27cm" fo:margin-right="0cm" fo:text-indent="0cm"/>
    </style:style>
    <style:style style:name="P8" style:family="paragraph">
      <style:paragraph-properties fo:margin-left="1.905cm" fo:margin-right="0cm" fo:text-indent="0cm"/>
    </style:style>
    <style:style style:name="P9" style:family="paragraph">
      <style:paragraph-properties fo:margin-left="1.27cm" fo:margin-right="0cm" fo:text-indent="0cm"/>
      <style:text-properties fo:font-family="Georgia" style:font-family-generic="swiss" style:font-pitch="variable" fo:font-style="normal" style:font-style-asian="normal" style:font-style-complex="normal"/>
    </style:style>
    <style:style style:name="P10" style:family="paragraph">
      <style:text-properties fo:font-family="Helvetica" style:font-family-generic="swiss" style:font-pitch="variable"/>
    </style:style>
    <style:style style:name="P11" style:family="paragraph">
      <style:text-properties fo:color="#000000" fo:font-style="normal" style:font-style-asian="normal" style:font-style-complex="normal"/>
    </style:style>
    <style:style style:name="P12" style:family="paragraph">
      <style:paragraph-properties fo:text-align="center"/>
    </style:style>
    <style:style style:name="P13" style:family="paragraph">
      <style:paragraph-properties fo:margin-left="3.81cm" fo:margin-right="0cm" fo:text-indent="0cm"/>
    </style:style>
    <style:style style:name="P14" style:family="paragraph">
      <style:paragraph-properties fo:margin-left="1.27cm" fo:margin-right="0cm" fo:text-align="justify" fo:text-indent="0cm"/>
    </style:style>
    <style:style style:name="P15" style:family="paragraph">
      <style:paragraph-properties fo:text-align="justify"/>
      <style:text-properties fo:color="#000000" fo:font-family="'Anonymous Pro'" style:font-family-generic="modern" style:font-pitch="fixed" fo:font-size="26pt" fo:font-style="normal" style:font-size-asian="26pt" style:font-style-asian="normal" style:font-size-complex="26pt" style:font-style-complex="normal"/>
    </style:style>
    <style:style style:name="P16" style:family="paragraph">
      <style:paragraph-properties fo:text-align="justify"/>
      <style:text-properties fo:color="#000000" fo:font-style="normal" style:font-style-asian="normal" style:font-style-complex="normal"/>
    </style:style>
    <style:style style:name="P17" style:family="paragraph">
      <style:paragraph-properties fo:margin-left="0cm" fo:margin-right="0cm" fo:text-indent="0cm"/>
      <style:text-properties fo:color="#000000" fo:font-family="'Anonymous Pr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P18" style:family="paragraph">
      <style:paragraph-properties fo:margin-left="0cm" fo:margin-right="0cm" fo:text-indent="0cm"/>
      <style:text-properties fo:color="#000000" fo:font-style="normal" style:font-style-asian="normal" style:font-style-complex="normal"/>
    </style:style>
    <style:style style:name="P19" style:family="paragraph">
      <style:paragraph-properties fo:text-align="center"/>
      <style:text-properties fo:font-family="Helvetica" style:font-family-generic="swiss" style:font-pitch="variable" fo:font-size="22pt" style:font-size-asian="22pt" style:font-size-complex="22pt"/>
    </style:style>
    <style:style style:name="P20" style:family="paragraph">
      <style:text-properties fo:font-family="'Anonymous Pro'" style:font-family-generic="modern" style:font-pitch="fixed"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Helvetica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Georgia" style:font-family-generic="swiss" style:font-pitch="variable"/>
    </style:style>
    <style:style style:name="T2" style:family="text">
      <style:text-properties fo:font-family="Georgia" style:font-family-generic="swiss" style:font-pitch="variable" fo:font-style="italic" style:font-style-asian="italic" style:font-style-complex="italic"/>
    </style:style>
    <style:style style:name="T3" style:family="text">
      <style:text-properties fo:color="#808080" fo:font-family="Georgia" style:font-family-generic="swiss" style:font-pitch="variable"/>
    </style:style>
    <style:style style:name="T4" style:family="text">
      <style:text-properties fo:color="#808080" fo:font-family="Georgia" style:font-family-generic="swiss" style:font-pitch="variable" fo:font-style="italic" style:font-style-asian="italic" style:font-style-complex="italic"/>
    </style:style>
    <style:style style:name="T5" style:family="text">
      <style:text-properties fo:color="#808080" fo:font-style="italic" style:font-style-asian="italic" style:font-style-complex="italic"/>
    </style:style>
    <style:style style:name="T6" style:family="text">
      <style:text-properties fo:color="#000080" fo:font-family="'Skia Regular'" style:font-family-generic="swiss" style:font-pitch="variable" fo:font-size="24pt" style:font-size-asian="24pt" style:font-size-complex="2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Georgia" style:font-family-generic="swiss" style:font-pitch="variable" fo:font-style="normal" style:font-style-asian="normal" style:font-style-complex="normal"/>
    </style:style>
    <style:style style:name="T9" style:family="text">
      <style:text-properties fo:color="#808080" fo:font-family="Georgia" style:font-family-generic="swiss" style:font-pitch="variable" fo:font-style="normal" style:font-style-asian="normal" style:font-style-complex="normal"/>
    </style:style>
    <style:style style:name="T10" style:family="text">
      <style:text-properties fo:color="#000000" fo:font-family="Georgia" style:font-family-generic="swiss" style:font-pitch="variable" fo:font-style="normal" style:font-style-asian="normal" style:font-style-complex="normal"/>
    </style:style>
    <style:style style:name="T11" style:family="text">
      <style:text-properties fo:color="#000000" fo:font-family="Georgia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2" style:family="text">
      <style:text-properties fo:color="#000000" fo:font-family="Georgi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fo:font-family="Georgia" style:font-family-generic="swiss" style:font-pitch="variable"/>
    </style:style>
    <style:style style:name="T14" style:family="text">
      <style:text-properties fo:color="#000000" fo:font-family="'Anonymous Pro'" style:font-family-generic="modern" style:font-pitch="fixed"/>
    </style:style>
    <style:style style:name="T15" style:family="text">
      <style:text-properties fo:font-family="Helvetica" style:font-family-generic="swiss" style:font-pitch="variable"/>
    </style:style>
    <style:style style:name="T16" style:family="text">
      <style:text-properties fo:color="#000000" fo:font-family="Georgia" style:font-family-generic="swiss" style:font-pitch="variable" fo:font-style="italic" style:font-style-asian="italic" style:font-style-complex="italic"/>
    </style:style>
    <style:style style:name="T17" style:family="text">
      <style:text-properties fo:color="#008000" fo:font-family="'Anonymous Pro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fo:font-family="'Anonymous Pr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19" style:family="text">
      <style:text-properties fo:color="#800080" fo:font-family="'Anonymous Pro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008000" fo:font-family="'Anonymous Pr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21" style:family="text">
      <style:text-properties fo:color="#800080" fo:font-family="'Anonymous Pr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color="#000000" fo:font-family="'Anonymous Pro'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23" style:family="text">
      <style:text-properties fo:color="#800000" fo:font-family="'Anonymous Pr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onymous Pro'" style:font-family-generic="modern" style:font-pitch="fixed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000000" fo:font-family="Georgia" style:font-family-generic="swiss" style:font-pitch="variable" fo:font-size="6pt" fo:font-style="normal" style:font-size-asian="6pt" style:font-style-asian="normal" style:font-size-complex="6pt" style:font-style-complex="normal"/>
    </style:style>
    <style:style style:name="T26" style:family="text">
      <style:text-properties fo:color="#800000" fo:font-family="'Anonymous Pro'" style:font-family-generic="modern" style:font-pitch="fixed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27" style:family="text">
      <style:text-properties fo:color="#008000" fo:font-family="'Anonymous Pro'" style:font-family-generic="modern" style:font-pitch="fixed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28" style:family="text">
      <style:text-properties fo:color="#000000" fo:font-family="'Anonymous Pro'" style:font-family-generic="modern" style:font-pitch="fixed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29" style:family="text">
      <style:text-properties fo:color="#008000" fo:font-family="'Anonymous Pro'" style:font-family-generic="modern" style:font-pitch="fixed" fo:font-size="23pt" fo:font-style="normal" fo:font-weight="bold" style:font-size-asian="23pt" style:font-style-asian="normal" style:font-weight-asian="bold" style:font-size-complex="23pt" style:font-style-complex="normal" style:font-weight-complex="bold"/>
    </style:style>
    <style:style style:name="T30" style:family="text">
      <style:text-properties fo:color="#800080" fo:font-family="'Anonymous Pro'" style:font-family-generic="modern" style:font-pitch="fixed" fo:font-size="23pt" fo:font-style="normal" style:text-underline-style="solid" style:text-underline-width="auto" style:text-underline-color="font-color" fo:font-weight="bold" style:font-size-asian="23pt" style:font-style-asian="normal" style:font-weight-asian="bold" style:font-size-complex="23pt" style:font-style-complex="normal" style:font-weight-complex="bold"/>
    </style:style>
    <style:style style:name="T31" style:family="text">
      <style:text-properties fo:color="#000000" fo:font-family="'Anonymous Pr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800000" fo:font-family="'Anonymous Pro'" style:font-family-generic="modern" style:font-pitch="fixed" fo:font-size="24pt" fo:font-style="italic" style:font-size-asian="24pt" style:font-style-asian="italic" style:font-size-complex="24pt" style:font-style-complex="italic"/>
    </style:style>
    <style:style style:name="T33" style:family="text">
      <style:text-properties fo:color="#800000" fo:font-family="'Anonymous Pro'" style:font-family-generic="modern" style:font-pitch="fixed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000000" fo:font-family="'Anonymous Pro'" style:font-family-generic="modern" style:font-pitch="fixed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color="#800000" fo:font-family="'Anonymous Pro'" style:font-family-generic="modern" style:font-pitch="fixed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color="#000000" fo:font-family="'Anonymous Pro'" style:font-family-generic="modern" style:font-pitch="fixed" fo:font-style="normal" style:font-style-asian="normal" style:font-style-complex="normal"/>
    </style:style>
    <style:style style:name="T37" style:family="text">
      <style:text-properties fo:color="#808080" fo:font-family="'Anonymous Pro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38" style:family="text">
      <style:text-properties fo:color="#808080" fo:font-family="'Anonymous Pro'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color="#800000" fo:font-family="'Anonymous Pro'" style:font-family-generic="modern" style:font-pitch="fixed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0" style:family="text">
      <style:text-properties fo:color="#800000" fo:font-family="'Anonymous Pro'" style:font-family-generic="modern" style:font-pitch="fixed"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T41" style:family="text">
      <style:text-properties fo:color="#008000" fo:font-family="'Anonymous Pro'" style:font-family-generic="modern" style:font-pitch="fixed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color="#008000" fo:font-family="'Anonymous Pro'" style:font-family-generic="modern" style:font-pitch="fixed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color="#000000" fo:font-family="'Anonymous Pro'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color="#800000" fo:font-family="'Anonymous Pro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color="#000000" fo:font-family="Georgia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family="Georgia" style:font-family-generic="swiss" style:font-pitch="variable" fo:font-size="40pt" fo:font-style="normal" style:font-size-asian="40pt" style:font-style-asian="normal" style:font-size-complex="40pt" style:font-style-complex="normal"/>
    </style:style>
    <style:style style:name="T47" style:family="text">
      <style:text-properties fo:color="#000000" fo:font-family="Georgia" style:font-family-generic="swiss" style:font-pitch="variable" fo:font-size="28pt" fo:font-style="italic" style:text-underline-style="none" style:font-size-asian="28pt" style:font-style-asian="italic" style:font-size-complex="28pt" style:font-style-complex="italic"/>
    </style:style>
    <style:style style:name="T48" style:family="text">
      <style:text-properties fo:color="#000000" fo:font-family="Georgia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49" style:family="text">
      <style:text-properties fo:color="#000080" fo:font-family="'Anonymous Pr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000000" fo:font-family="'Anonymous Pro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51" style:family="text">
      <style:text-properties fo:color="#000000" fo:font-family="Georgia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family="'Anonymous Pro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family="'Anonymous Pro'" style:font-family-generic="modern" style:font-pitch="fixed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color="#800080" fo:font-family="'Anonymous Pro'" style:font-family-generic="modern" style:font-pitch="fixed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family="'Anonymous Pro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family="'Anonymous Pro'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color="#000000" fo:font-family="'Anonymous Pro'" style:font-family-generic="modern" style:font-pitch="fix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8" style:family="text">
      <style:text-properties fo:font-family="'Anonymous Pro Bold'" style:font-family-generic="modern" style:font-pitch="fixed" style:text-underline-style="solid" style:text-underline-width="auto" style:text-underline-color="font-color"/>
    </style:style>
    <style:style style:name="T59" style:family="text">
      <style:text-properties fo:color="#000000" fo:font-family="Georgia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0" style:family="text">
      <style:text-properties fo:font-family="Helvetica" style:font-family-generic="swiss" style:font-pitch="variable" fo:font-size="22pt" style:font-size-asian="22pt" style:font-size-complex="22pt"/>
    </style:style>
    <style:style style:name="T61" style:family="text">
      <style:text-properties fo:color="#800000" fo:font-family="'Anonymous Pro'" style:font-family-generic="modern" style:font-pitch="fixed" fo:font-size="28pt" style:font-size-asian="28pt" style:font-size-complex="28pt"/>
    </style:style>
    <style:style style:name="T62" style:family="text">
      <style:text-properties fo:font-family="'Anonymous Pro'" style:font-family-generic="modern" style:font-pitch="fixed" fo:font-size="28pt" style:font-size-asian="28pt" style:font-size-complex="28pt"/>
    </style:style>
    <style:style style:name="T63" style:family="text">
      <style:text-properties fo:color="#000080" fo:font-family="'Anonymous Pro'" style:font-family-generic="modern" style:font-pitch="fixed" fo:font-size="28pt" style:font-size-asian="28pt" style:font-size-complex="28pt"/>
    </style:style>
    <style:style style:name="T64" style:family="text">
      <style:text-properties style:use-window-font-color="true" style:text-outline="false" style:text-line-through-style="none" style:text-position="0% 100%" fo:font-family="Helvetica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65" style:family="text">
      <style:text-properties fo:color="#000000" fo:font-family="Georgia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66" style:family="text">
      <style:text-properties fo:color="#000000" fo:font-family="Georgia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7" style:family="text">
      <style:text-properties fo:color="#000000" fo:font-family="Georgi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68" style:family="text">
      <style:text-properties fo:color="#000000" fo:font-family="Georgia" style:font-family-generic="swiss" style:font-pitch="variable" fo:font-style="italic" style:font-style-asian="italic" style:font-style-complex="italic"/>
    </style:style>
    <style:style style:name="T69" style:family="text">
      <style:text-properties fo:color="#000000" fo:font-family="'Anonymous Pro'" style:font-family-generic="modern" style:font-pitch="fixed"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5.963cm" svg:x="1.4cm" svg:y="3.21cm" presentation:class="outline" presentation:user-transformed="true">
          <draw:text-box>
            <text:p><text:span text:style-name="T1">Gordon Bell observed:</text:span></text:p>
            <text:p text:style-name="P1"><text:span text:style-name="T2">The cheapest, fastest and most reliable components of a computer system are those that aren't there.</text:span></text:p>
            <text:p text:style-name="P2"><text:span text:style-name="T3">This has a parallel in data structures:</text:span></text:p>
            <text:p text:style-name="P1"><text:span text:style-name="T4">The fastest, most parsimonious, and best performing data structure is one which is never concretized. A promise to create data when–or if–it is needed is often easy to make.</text:span><text:span text:style-name="T5"> </text:span></text:p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5.199cm" svg:height="15.963cm" svg:x="1.4cm" svg:y="3.21cm" presentation:class="outline" presentation:user-transformed="true">
          <draw:text-box>
            <text:p><text:span text:style-name="T3">Gordon Bell observed:</text:span></text:p>
            <text:p text:style-name="P1"><text:span text:style-name="T4">The cheapest, fastest and most reliable components of a computer system are those that aren't there.</text:span></text:p>
            <text:p text:style-name="P2"><text:span text:style-name="T1">This has a parallel in data structures:</text:span></text:p>
            <text:p text:style-name="P1"><text:span text:style-name="T2">The fastest, most parsimonious, and best performing data structure is one which is never concretized. A promise to create data when–or if–it is needed is often easy to make.</text:span><text:span text:style-name="T7"> </text:span></text:p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21cm" presentation:class="outline" presentation:user-transformed="true">
          <draw:text-box>
            <text:p><text:span text:style-name="T8">The addition of iterators and generators to Python during the 2.x series, and their more systematic use in 3.x, provides an easy way to work with lazy computation.</text:span></text:p>
            <text:p><text:span text:style-name="T9">Using these facilities well can improve program performance, often their big-O complexity.</text:span></text:p>
            <text:p><text:span text:style-name="T9">Complex lazy data structures may require special design in order to encapsulate more complex promises than one can make with list-like iterators.</text:span></text:p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21cm" presentation:class="outline" presentation:user-transformed="true">
          <draw:text-box>
            <text:p><text:span text:style-name="T9">The addition of iterators and generators to Python during the 2.x series, and their more systematic use in 3.x, provides an easy way to work with lazy computation.</text:span></text:p>
            <text:p><text:span text:style-name="T8">Using these facilities well can improve program performance, often their big-O complexity.</text:span></text:p>
            <text:p><text:span text:style-name="T9">Complex lazy data structures may require special design in order to encapsulate more complex promises than one can make with list-like iterators.</text:span></text:p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21cm" presentation:class="outline" presentation:user-transformed="true">
          <draw:text-box>
            <text:p><text:span text:style-name="T9">The addition of iterators and generators to Python during the 2.x series, and their more systematic use in 3.x, provides an easy way to work with lazy computation.</text:span></text:p>
            <text:p><text:span text:style-name="T9">Using these facilities well can improve program performance, often their big-O complexity.</text:span></text:p>
            <text:p><text:span text:style-name="T8">Complex lazy data structures may require special design in order to encapsulate more complex promises than one can make with list-like iterators.</text:span></text:p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4" draw:text-style-name="P9" draw:layer="layout" svg:width="25.199cm" svg:height="14.235cm" svg:x="1.401cm" svg:y="2.91cm" presentation:class="outline" presentation:user-transformed="true">
          <draw:text-box>
            <text:p text:style-name="P7"><text:span text:style-name="T10">Review of laziness</text:span></text:p>
            <text:p text:style-name="P8"><text:span text:style-name="T11">Examples from Functional Programming Languages</text:span></text:p>
            <text:p text:style-name="P8"><text:span text:style-name="T11">Generic </text:span><text:span text:style-name="T12">any language</text:span><text:span text:style-name="T11"> laziness</text:span></text:p>
            <text:p text:style-name="P7"><text:span text:style-name="T13">Iterators and the </text:span><text:span text:style-name="T14">itertools</text:span><text:span text:style-name="T13"> module</text:span></text:p>
            <text:p text:style-name="P7"><text:span text:style-name="T13">Generators and generator expressions</text:span></text:p>
            <text:p text:style-name="P7"><text:span text:style-name="T13">Memoization and the </text:span><text:span text:style-name="T14">weakref</text:span><text:span text:style-name="T13"> module</text:span></text:p>
            <text:p text:style-name="P7"><text:span text:style-name="T13">Laziness in a directed acyclic graph</text:span></text:p>
            <text:p text:style-name="P7"><text:span text:style-name="T13">Miscellaneous exoterica</text:span></text:p>
          </draw:text-box>
        </draw:frame>
        <draw:frame draw:style-name="gr2" draw:text-style-name="P10" draw:layer="layout" svg:width="11.246cm" svg:height="0.886cm" svg:x="0.184cm" svg:y="20.016cm">
          <draw:text-box>
            <text:p><text:span text:style-name="T15">(but not necessarily in the order list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1" draw:layer="layout" svg:width="25.199cm" svg:height="14.969cm" svg:x="1.401cm" svg:y="2.811cm" presentation:class="outline" presentation:user-transformed="true">
          <draw:text-box>
            <text:p><text:span text:style-name="T10">Laziness in a </text:span><text:span text:style-name="T16">really</text:span><text:span text:style-name="T10"> lazy language (Haskell)</text:span></text:p>
            <text:p text:style-name="P7"><text:span text:style-name="T17">module</text:span><text:span text:style-name="T18"> Bounce </text:span><text:span text:style-name="T17">where</text:span></text:p>
            <text:p text:style-name="P7"><text:span text:style-name="T18"><text:s text:c="2"/></text:span><text:span text:style-name="T19">bounce</text:span><text:span text:style-name="T18"> :: </text:span><text:span text:style-name="T20">Int</text:span><text:span text:style-name="T18"> -&gt; </text:span><text:span text:style-name="T20">Int</text:span></text:p>
            <text:p text:style-name="P7"><text:span text:style-name="T18"><text:s text:c="2"/></text:span><text:span text:style-name="T21">bounce</text:span><text:span text:style-name="T18"> n = (n*379 + 522) `mod` 100000</text:span></text:p>
            <text:p text:style-name="P7"><text:span text:style-name="T18"><text:s text:c="2"/></text:span><text:span text:style-name="T19">bseq</text:span><text:span text:style-name="T18"> :: </text:span><text:span text:style-name="T20">Int</text:span><text:span text:style-name="T18"> -&gt; [</text:span><text:span text:style-name="T20">Int</text:span><text:span text:style-name="T18">]</text:span></text:p>
            <text:p text:style-name="P7"><text:span text:style-name="T18"><text:s text:c="2"/></text:span><text:span text:style-name="T21">bseq</text:span><text:span text:style-name="T18"> init = bounce init : map bounce (bseq init)</text:span></text:p>
            <text:p text:style-name="P7"><text:span text:style-name="T22"/></text:p>
            <text:p text:style-name="P7"><text:span text:style-name="T23">Bounce&gt;</text:span><text:span text:style-name="T18"> take 8 (bseq 1)</text:span></text:p>
            <text:p text:style-name="P7"><text:span text:style-name="T18">[901,42001,18901,64001,56901,66001,14901,48001]</text:span></text:p>
            <text:p text:style-name="P7"><text:span text:style-name="T23">Bounce&gt;</text:span><text:span text:style-name="T18"> bseq 1 !! 750</text:span></text:p>
            <text:p text:style-name="P7"><text:span text:style-name="T18">50901</text:span></text:p>
          </draw:text-box>
        </draw:frame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draw:style-name="gr2" draw:text-style-name="P10" draw:layer="layout" svg:width="21.077cm" svg:height="0.933cm" svg:x="0.184cm" svg:y="20.016cm">
          <draw:text-box>
            <text:p><text:span text:style-name="T15">(imagine </text:span><text:span text:style-name="T24">Bounce</text:span><text:span text:style-name="T15"> as a really crude stand-in for, e.g. cipher-block chaining)</text:span></text:p>
          </draw:text-box>
        </draw:frame>
        <draw:line draw:style-name="gr3" draw:text-style-name="P12" draw:layer="layout" svg:x1="2.541cm" svg:y1="11.6cm" svg:x2="26.036cm" svg:y2="11.6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6" draw:text-style-name="P11" draw:layer="layout" svg:width="25.904cm" svg:height="15.604cm" svg:x="1.401cm" svg:y="2.811cm" presentation:class="outline" presentation:user-transformed="true">
          <draw:text-box>
            <text:p><text:span text:style-name="T10">Laziness by declaration of promises (Scheme)</text:span></text:p>
            <text:p><text:span text:style-name="T25"/></text:p>
            <text:p text:style-name="P7"><text:span text:style-name="T26">&gt;</text:span><text:span text:style-name="T27"> </text:span><text:span text:style-name="T28">(</text:span><text:span text:style-name="T29">define</text:span><text:span text:style-name="T28"> (bounce n) (</text:span><text:span text:style-name="T27">modulo</text:span><text:span text:style-name="T28"> (</text:span><text:span text:style-name="T27">+</text:span><text:span text:style-name="T28"> (</text:span><text:span text:style-name="T27">*</text:span><text:span text:style-name="T28"> n 379) 522) 100000))</text:span></text:p>
            <text:p text:style-name="P7"><text:span text:style-name="T26">&gt;</text:span><text:span text:style-name="T28"> (</text:span><text:span text:style-name="T29">define</text:span><text:span text:style-name="T28"> (bseq n) (</text:span><text:span text:style-name="T29">let</text:span><text:span text:style-name="T28"> ((next (bounce n)))</text:span></text:p>
            <text:p text:style-name="P7"><text:span text:style-name="T28"><text:s text:c="20"/></text:span><text:span text:style-name="T28">(</text:span><text:span text:style-name="T27">cons</text:span><text:span text:style-name="T28"> next (</text:span><text:span text:style-name="T30">delay</text:span><text:span text:style-name="T28"> (bseq next)))))</text:span></text:p>
            <text:p text:style-name="P7"><text:span text:style-name="T26">&gt;</text:span><text:span text:style-name="T28"> (</text:span><text:span text:style-name="T27">display</text:span><text:span text:style-name="T28"> (</text:span><text:span text:style-name="T27">car</text:span><text:span text:style-name="T28"> (bseq 1)))</text:span></text:p>
            <text:p text:style-name="P7"><text:span text:style-name="T28">901</text:span></text:p>
            <text:p text:style-name="P7"><text:span text:style-name="T26">&gt;</text:span><text:span text:style-name="T28"> (</text:span><text:span text:style-name="T27">display</text:span><text:span text:style-name="T28"> (</text:span><text:span text:style-name="T27">cdr</text:span><text:span text:style-name="T28"> (bseq 1)))</text:span></text:p>
            <text:p text:style-name="P7"><text:span text:style-name="T26">#&lt;promise:Bounce:4:53&gt;</text:span></text:p>
            <text:p text:style-name="P7"><text:span text:style-name="T26">&gt;</text:span><text:span text:style-name="T28"> (</text:span><text:span text:style-name="T27">display</text:span><text:span text:style-name="T28"> (</text:span><text:span text:style-name="T30">force</text:span><text:span text:style-name="T28"> (cdr (bseq 1))))</text:span></text:p>
            <text:p text:style-name="P7"><text:span text:style-name="T28">(42001 . </text:span><text:span text:style-name="T26">#&lt;promise:Bounce:4:53&gt;</text:span><text:span text:style-name="T28">)</text:span></text:p>
            <text:p text:style-name="P7"><text:span text:style-name="T18"/></text:p>
          </draw:text-box>
        </draw:frame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7" draw:text-style-name="P6" draw:layer="layout" svg:width="25.199cm" svg:height="14.604cm" svg:x="1.401cm" svg:y="3.81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11" draw:layer="layout" svg:width="25.199cm" svg:height="15.963cm" svg:x="1.401cm" svg:y="2.911cm" presentation:class="outline" presentation:user-transformed="true">
          <draw:text-box>
            <text:p><text:span text:style-name="T10">Iterators and Generators (remember 2001?)</text:span></text:p>
            <text:list text:style-name="L3">
              <text:list-item>
                <text:p><text:span text:style-name="T10">Iterators and generators are “sequence-like”</text:span></text:p>
                <text:list>
                  <text:list-item>
                    <text:p><text:span text:style-name="T10">Potentially infinite length</text:span></text:p>
                  </text:list-item>
                  <text:list-item>
                    <text:p><text:span text:style-name="T10">Only need to concretize one element at a time</text:span></text:p>
                  </text:list-item>
                  <text:list-item>
                    <text:p><text:span text:style-name="T10">Hence cannot slice or index (</text:span><text:span text:style-name="T16">but wait a few slides</text:span><text:span text:style-name="T10">)</text:span></text:p>
                  </text:list-item>
                </text:list>
              </text:list-item>
              <text:list-item>
                <text:p><text:span text:style-name="T10">An iterator is an object that has the methods </text:span><text:span text:style-name="T31">.next()</text:span><text:span text:style-name="T10"> and </text:span><text:span text:style-name="T31">.__iter__()</text:span><text:span text:style-name="T10">. <text:s/>That's all!</text:span></text:p>
              </text:list-item>
              <text:list-item>
                <text:p><text:span text:style-name="T10">A generator is a powerful type of iterator:</text:span><text:span text:style-name="T10"><text:line-break/></text:span><text:span text:style-name="T10">a </text:span><text:span text:style-name="T16">resumable function!</text:span></text:p>
                <text:list>
                  <text:list-item>
                    <text:p><text:span text:style-name="T10">Not quite a continuation, but more than a clos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" draw:text-style-name="P11" draw:layer="layout" svg:width="25.199cm" svg:height="16.105cm" svg:x="1.401cm" svg:y="2.911cm" presentation:class="outline" presentation:user-transformed="true">
          <draw:text-box>
            <text:p><text:span text:style-name="T10">Iterators and Generators: An iterator example</text:span></text:p>
            <text:p text:style-name="P7"><text:span text:style-name="T17">class</text:span><text:span text:style-name="T18"> </text:span><text:span text:style-name="T19">Iterator</text:span><text:span text:style-name="T18">(</text:span><text:span text:style-name="T20">object</text:span><text:span text:style-name="T18">):</text:span></text:p>
            <text:p text:style-name="P7"><text:span text:style-name="T18"><text:s text:c="4"/></text:span><text:span text:style-name="T17">def</text:span><text:span text:style-name="T18"> </text:span><text:span text:style-name="T21">__init__</text:span><text:span text:style-name="T18">(</text:span><text:span text:style-name="T20">self</text:span><text:span text:style-name="T18">, init=1, stop=None):</text:span></text:p>
            <text:p text:style-name="P7"><text:span text:style-name="T18"><text:s text:c="8"/></text:span><text:span text:style-name="T20">self</text:span><text:span text:style-name="T18">.n, </text:span><text:span text:style-name="T20">self</text:span><text:span text:style-name="T18">.stop = init, stop</text:span></text:p>
            <text:p text:style-name="P7"><text:span text:style-name="T18"><text:s text:c="4"/></text:span><text:span text:style-name="T17">def</text:span><text:span text:style-name="T18"> </text:span><text:span text:style-name="T21">next</text:span><text:span text:style-name="T18">(</text:span><text:span text:style-name="T20">self</text:span><text:span text:style-name="T18">):</text:span></text:p>
            <text:p text:style-name="P7"><text:span text:style-name="T18"><text:s text:c="8"/></text:span><text:span text:style-name="T18">if </text:span><text:span text:style-name="T20">self</text:span><text:span text:style-name="T18">.n == </text:span><text:span text:style-name="T20">self</text:span><text:span text:style-name="T18">.stop:</text:span></text:p>
            <text:p text:style-name="P7"><text:span text:style-name="T18"><text:s text:c="12"/></text:span><text:span text:style-name="T18">raise </text:span><text:span text:style-name="T20">StopIteration</text:span></text:p>
            <text:p text:style-name="P7"><text:span text:style-name="T18"><text:s text:c="8"/></text:span><text:span text:style-name="T20">self</text:span><text:span text:style-name="T18">.n = (</text:span><text:span text:style-name="T20">self</text:span><text:span text:style-name="T18">.n*379 + 522) % 100000</text:span></text:p>
            <text:p text:style-name="P7"><text:span text:style-name="T18"><text:s text:c="8"/></text:span><text:span text:style-name="T17">return</text:span><text:span text:style-name="T18"> self.n</text:span></text:p>
            <text:p text:style-name="P7"><text:span text:style-name="T18"><text:s text:c="4"/></text:span><text:span text:style-name="T17">def</text:span><text:span text:style-name="T18"> </text:span><text:span text:style-name="T21">__iter__</text:span><text:span text:style-name="T18">(self):</text:span></text:p>
            <text:p text:style-name="P7"><text:span text:style-name="T18"><text:s text:c="8"/></text:span><text:span text:style-name="T17">return</text:span><text:span text:style-name="T18"> self</text:span></text:p>
            <text:p text:style-name="P7"><text:span text:style-name="T18"/></text:p>
          </draw:text-box>
        </draw:frame>
        <draw:frame draw:style-name="gr2" draw:text-style-name="P10" draw:layer="layout" svg:width="19.175cm" svg:height="0.886cm" svg:x="0.185cm" svg:y="20.017cm">
          <draw:text-box>
            <text:p><text:span text:style-name="T15">(remember that this is our crude stand-in for something expensiv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8" draw:text-style-name="P11" draw:layer="layout" svg:width="25.199cm" svg:height="15.504cm" svg:x="1.401cm" svg:y="2.911cm" presentation:class="outline" presentation:user-transformed="true">
          <draw:text-box>
            <text:p><text:span text:style-name="T10">Iterators and Generators: A generator example</text:span></text:p>
            <text:p text:style-name="P7"><text:span text:style-name="T17">def</text:span><text:span text:style-name="T18"> </text:span><text:span text:style-name="T20">generator</text:span><text:span text:style-name="T18">(init=1, stop=None):</text:span></text:p>
            <text:p text:style-name="P7"><text:span text:style-name="T18"><text:s text:c="4"/></text:span><text:span text:style-name="T18">n = init</text:span></text:p>
            <text:p text:style-name="P7"><text:span text:style-name="T18"><text:s text:c="4"/></text:span><text:span text:style-name="T17">while</text:span><text:span text:style-name="T18"> n != stop:</text:span></text:p>
            <text:p text:style-name="P7"><text:span text:style-name="T18"><text:s text:c="8"/></text:span><text:span text:style-name="T18">n = (n*379 + 522) % 100000</text:span></text:p>
            <text:p text:style-name="P7"><text:span text:style-name="T18"><text:s text:c="8"/></text:span><text:span text:style-name="T17">yield</text:span><text:span text:style-name="T18"> n</text:span></text:p>
            <text:p text:style-name="P7"><text:span text:style-name="T22"/></text:p>
            <text:p text:style-name="P7"><text:span text:style-name="T23">&gt;&gt;&gt;</text:span><text:span text:style-name="T18"> </text:span><text:span text:style-name="T17">for</text:span><text:span text:style-name="T18"> n </text:span><text:span text:style-name="T17">in</text:span><text:span text:style-name="T18"> generator(): </text:span><text:span text:style-name="T32"># for n in Iterator():</text:span></text:p>
            <text:p text:style-name="P7"><text:span text:style-name="T23">...</text:span><text:span text:style-name="T18"> <text:s text:c="3"/></text:span><text:span text:style-name="T17">if</text:span><text:span text:style-name="T18"> </text:span><text:span text:style-name="T17">not</text:span><text:span text:style-name="T18"> something_about(n):</text:span></text:p>
            <text:p text:style-name="P7"><text:span text:style-name="T23">...</text:span><text:span text:style-name="T18"> <text:s text:c="7"/></text:span><text:span text:style-name="T17">break</text:span></text:p>
            <text:p text:style-name="P7"><text:span text:style-name="T33">...</text:span><text:span text:style-name="T34"> <text:s text:c="3"/>do_stuff(n) <text:s text:c="7"/></text:span><text:span text:style-name="T35"># return n w/ side effect</text:span></text:p>
          </draw:text-box>
        </draw:frame>
        <draw:line draw:style-name="gr3" draw:text-style-name="P12" draw:layer="layout" svg:x1="2.54cm" svg:y1="11.7cm" svg:x2="26.035cm" svg:y2="11.7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8" draw:text-style-name="P11" draw:layer="layout" svg:width="25.199cm" svg:height="15.504cm" svg:x="1.401cm" svg:y="2.911cm" presentation:class="outline" presentation:user-transformed="true">
          <draw:text-box>
            <text:p><text:span text:style-name="T10">Iterators and Generators: </text:span><text:span text:style-name="T36">itertools</text:span><text:span text:style-name="T10"> module <text:s text:c="6"/>1</text:span></text:p>
            <text:p text:style-name="P7"><text:span text:style-name="T37">&gt;&gt;&gt; </text:span><text:span text:style-name="T38">while</text:span><text:span text:style-name="T37"> n </text:span><text:span text:style-name="T38">in</text:span><text:span text:style-name="T37"> generator():</text:span></text:p>
            <text:p text:style-name="P7"><text:span text:style-name="T37">... <text:s text:c="3"/></text:span><text:span text:style-name="T38">if not something_about(n): break</text:span></text:p>
            <text:p text:style-name="P7"><text:span text:style-name="T38">... <text:s text:c="3"/>do_stuff(n) <text:s text:c="7"/></text:span><text:span text:style-name="T39"># </text:span><text:span text:style-name="T40">return n w/ side effect</text:span></text:p>
            <text:p text:style-name="P7"><text:span text:style-name="T33">&gt;&gt;&gt;</text:span><text:span text:style-name="T34"> </text:span><text:span text:style-name="T17">from</text:span><text:span text:style-name="T34"> itertools </text:span><text:span text:style-name="T17">import</text:span><text:span text:style-name="T34"> *</text:span></text:p>
            <text:p text:style-name="P7"><text:span text:style-name="T33">&gt;&gt;&gt;</text:span><text:span text:style-name="T34"> ready = </text:span><text:span text:style-name="T41">imap</text:span><text:span text:style-name="T34">(do_stuff, </text:span><text:span text:style-name="T41">takewhile</text:span><text:span text:style-name="T34">(</text:span></text:p>
            <text:p text:style-name="P7"><text:span text:style-name="T34">... <text:s text:c="17"/>something_about, generator()))</text:span></text:p>
            <text:p text:style-name="P7"><text:span text:style-name="T33">&gt;&gt;&gt;</text:span><text:span text:style-name="T34"> ready</text:span></text:p>
            <text:p text:style-name="P7"><text:span text:style-name="T34">&lt;itertools.imap object at 0x19af890&gt;</text:span></text:p>
            <text:p text:style-name="P7"><text:span text:style-name="T33">&gt;&gt;&gt;</text:span><text:span text:style-name="T34"> </text:span><text:span text:style-name="T42">list</text:span><text:span text:style-name="T34">(ready) <text:s text:c="8"/></text:span><text:span text:style-name="T35"># for n in ready: print n,</text:span></text:p>
            <text:p text:style-name="P7"><text:span text:style-name="T43">[901, 42001, 18901, 64001, 56901, 66001, 14901, 48001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8" draw:text-style-name="P11" draw:layer="layout" svg:width="25.199cm" svg:height="15.504cm" svg:x="1.401cm" svg:y="2.911cm" presentation:class="outline" presentation:user-transformed="true">
          <draw:text-box>
            <text:p><text:span text:style-name="T10">Iterators and Generators: </text:span><text:span text:style-name="T36">itertools</text:span><text:span text:style-name="T10"> module <text:s text:c="6"/>2</text:span></text:p>
            <text:p><text:span text:style-name="T25"/></text:p>
            <text:p text:style-name="P7"><text:span text:style-name="T33">&gt;&gt;&gt;</text:span><text:span text:style-name="T34"> </text:span><text:span text:style-name="T17">from</text:span><text:span text:style-name="T34"> itertools </text:span><text:span text:style-name="T17">import</text:span><text:span text:style-name="T34"> *</text:span></text:p>
            <text:p text:style-name="P7"><text:span text:style-name="T33">&gt;&gt;&gt;</text:span><text:span text:style-name="T34"> slice50_55 = </text:span><text:span text:style-name="T41">islice</text:span><text:span text:style-name="T34">(generator(), 50, 55)</text:span></text:p>
            <text:p text:style-name="P7"><text:span text:style-name="T33">&gt;&gt;&gt; </text:span><text:span text:style-name="T34">slice50_55</text:span></text:p>
            <text:p text:style-name="P7"><text:span text:style-name="T34">&lt;itertools.islice object at 0x19a3ab0&gt;</text:span></text:p>
            <text:p text:style-name="P7"><text:span text:style-name="T33">&gt;&gt;&gt;</text:span><text:span text:style-name="T44"> </text:span><text:span text:style-name="T34">list(slice50_55)</text:span></text:p>
            <text:p text:style-name="P7"><text:span text:style-name="T34">[50901, 92001, 68901, 14001, 6901]</text:span></text:p>
            <text:p text:style-name="P7"><text:span text:style-name="T33">&gt;&gt;&gt;</text:span><text:span text:style-name="T44"> </text:span><text:span text:style-name="T34">list(slice50_55)</text:span></text:p>
            <text:p text:style-name="P7"><text:span text:style-name="T34">[]</text:span></text:p>
            <text:p text:style-name="P7"><text:span text:style-name="T33">&gt;&gt;&gt;</text:span><text:span text:style-name="T34"> g = generator(); </text:span><text:span text:style-name="T42">list</text:span><text:span text:style-name="T34">(</text:span><text:span text:style-name="T41">islice</text:span><text:span text:style-name="T34">(g, 3))</text:span></text:p>
          </draw:text-box>
        </draw:frame>
        <draw:frame draw:style-name="gr2" draw:text-style-name="P10" draw:layer="layout" svg:width="16.085cm" svg:height="0.933cm" svg:x="0.184cm" svg:y="20.016cm">
          <draw:text-box>
            <text:p><text:span text:style-name="T15">(what do we expect </text:span><text:span text:style-name="T24">g</text:span><text:span text:style-name="T15"> to do if we keep </text:span><text:span text:style-name="T24">islice()</text:span><text:span text:style-name="T15">'ing it?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9" draw:text-style-name="P11" draw:layer="layout" svg:width="25.199cm" svg:height="13.599cm" svg:x="1.401cm" svg:y="2.911cm" presentation:class="outline" presentation:user-transformed="true">
          <draw:text-box>
            <text:p><text:span text:style-name="T10">Iterators and Generators: generator expressions</text:span></text:p>
            <text:p><text:span text:style-name="T45"/></text:p>
            <text:p text:style-name="P7"><text:span text:style-name="T32"># Cannot use listcomp on infinite generator</text:span></text:p>
            <text:p text:style-name="P7"><text:span text:style-name="T32"># E.g. [n**2 for n in generator() if n%3] blows up!</text:span></text:p>
            <text:p text:style-name="P7"><text:span text:style-name="T23">&gt;&gt;&gt;</text:span><text:span text:style-name="T18"> not_div3 = (n**2 </text:span><text:span text:style-name="T17">for</text:span><text:span text:style-name="T18"> n </text:span><text:span text:style-name="T17">in</text:span><text:span text:style-name="T18"> generator() </text:span><text:span text:style-name="T17">if</text:span><text:span text:style-name="T18"> n % 3)</text:span></text:p>
            <text:p text:style-name="P7"><text:span text:style-name="T23">&gt;&gt;&gt;</text:span><text:span text:style-name="T18"> not_div3</text:span></text:p>
            <text:p text:style-name="P7"><text:span text:style-name="T18">&lt;generator object &lt;genexpr&gt; at 0x21bab70&gt;</text:span></text:p>
            <text:p text:style-name="P7"><text:span text:style-name="T33">&gt;&gt;&gt;</text:span><text:span text:style-name="T34"> </text:span><text:span text:style-name="T17">from</text:span><text:span text:style-name="T34"> itertools </text:span><text:span text:style-name="T17">import</text:span><text:span text:style-name="T34"> *</text:span></text:p>
            <text:p text:style-name="P7"><text:span text:style-name="T33">&gt;&gt;&gt;</text:span><text:span text:style-name="T34"> </text:span><text:span text:style-name="T42">list</text:span><text:span text:style-name="T34">(</text:span><text:span text:style-name="T42">islice</text:span><text:span text:style-name="T34">(not_div3, 3, 6))</text:span></text:p>
            <text:p text:style-name="P7"><text:span text:style-name="T34">[2704104001L, 2199703801L, 5776152001L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0" draw:text-style-name="P11" draw:layer="layout" svg:width="24.234cm" svg:height="14.569cm" svg:x="1.801cm" svg:y="2.811cm" presentation:class="outline" presentation:user-transformed="true">
          <draw:text-box>
            <text:p><text:span text:style-name="T46">Things to avoid doing</text:span></text:p>
            <text:p text:style-name="P13"><text:span text:style-name="T11">(</text:span><text:span text:style-name="T12">… </text:span><text:span text:style-name="T47">at this particular moment</text:span><text:span text:style-name="T11">):</text:span></text:p>
            <text:list text:style-name="L4">
              <text:list-item>
                <text:p text:style-name="P7"><text:span text:style-name="T10">Expensive computations</text:span></text:p>
              </text:list-item>
              <text:list-item>
                <text:p text:style-name="P7"><text:span text:style-name="T10">Concretize large data sets</text:span></text:p>
              </text:list-item>
              <text:list-item>
                <text:p text:style-name="P7"><text:span text:style-name="T10">Time consuming background operations</text:span></text:p>
                <text:list>
                  <text:list-item>
                    <text:p text:style-name="P7"><text:span text:style-name="T10">Database queries</text:span></text:p>
                  </text:list-item>
                  <text:list-item>
                    <text:p text:style-name="P7"><text:span text:style-name="T10">Retrieving network resources</text:span></text:p>
                  </text:list-item>
                  <text:list-item>
                    <text:p text:style-name="P7"><text:span text:style-name="T10">Waiting for external events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7.02cm" svg:height="0.886cm" svg:x="0.184cm" svg:y="20.016cm">
          <draw:text-box>
            <text:p><text:span text:style-name="T15">(but the last one is the topic of some different presenta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1" draw:text-style-name="P15" draw:layer="layout" svg:width="25.199cm" svg:height="15.194cm" svg:x="1.401cm" svg:y="2.586cm" presentation:class="outline" presentation:user-transformed="true">
          <draw:text-box>
            <text:p text:style-name="P3"><text:span text:style-name="T48">A minimal class for delaying expensive actions <text:s text:c="5"/>1</text:span></text:p>
            <text:p text:style-name="P3"><text:span text:style-name="T25"/></text:p>
            <text:p text:style-name="P14"><text:span text:style-name="T17">class</text:span><text:span text:style-name="T18"> </text:span><text:span text:style-name="T19">Promise</text:span><text:span text:style-name="T18">(</text:span><text:span text:style-name="T42">object</text:span><text:span text:style-name="T18">):</text:span></text:p>
            <text:p text:style-name="P14"><text:span text:style-name="T18"><text:s text:c="2"/></text:span><text:span text:style-name="T17">def</text:span><text:span text:style-name="T18"> </text:span><text:span text:style-name="T21">__init__</text:span><text:span text:style-name="T18">(</text:span><text:span text:style-name="T20">self</text:span><text:span text:style-name="T18">, func, *args, **kws):</text:span></text:p>
            <text:p text:style-name="P7"><text:span text:style-name="T18"><text:s text:c="5"/></text:span><text:span text:style-name="T20">self</text:span><text:span text:style-name="T18">.func = func</text:span></text:p>
            <text:p text:style-name="P7"><text:span text:style-name="T18"><text:s text:c="5"/></text:span><text:span text:style-name="T20">self</text:span><text:span text:style-name="T18">.args = args</text:span></text:p>
            <text:p text:style-name="P7"><text:span text:style-name="T18"><text:s text:c="5"/></text:span><text:span text:style-name="T20">self</text:span><text:span text:style-name="T18">.kws = kws</text:span></text:p>
            <text:p text:style-name="P7"><text:span text:style-name="T18"><text:s text:c="2"/></text:span><text:span text:style-name="T17">def</text:span><text:span text:style-name="T18"> </text:span><text:span text:style-name="T21">__call__</text:span><text:span text:style-name="T18">(</text:span><text:span text:style-name="T20">self</text:span><text:span text:style-name="T18">):</text:span></text:p>
            <text:p text:style-name="P14"><text:span text:style-name="T18"><text:s text:c="5"/></text:span><text:span text:style-name="T17">if not</text:span><text:span text:style-name="T18"> </text:span><text:span text:style-name="T42">hasattr</text:span><text:span text:style-name="T18">(</text:span><text:span text:style-name="T20">self</text:span><text:span text:style-name="T18">, </text:span><text:span text:style-name="T49">'val'</text:span><text:span text:style-name="T18">):</text:span></text:p>
            <text:p text:style-name="P7"><text:span text:style-name="T18"><text:s text:c="8"/></text:span><text:span text:style-name="T20">self</text:span><text:span text:style-name="T18">.val = </text:span><text:span text:style-name="T20">self</text:span><text:span text:style-name="T18">.func(*</text:span><text:span text:style-name="T20">self</text:span><text:span text:style-name="T18">.args,**</text:span><text:span text:style-name="T20">self</text:span><text:span text:style-name="T18">.kws)</text:span></text:p>
            <text:p text:style-name="P7"><text:span text:style-name="T18"><text:s text:c="5"/></text:span><text:span text:style-name="T17">return</text:span><text:span text:style-name="T18"> </text:span><text:span text:style-name="T20">self</text:span><text:span text:style-name="T18">.v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2" draw:text-style-name="P15" draw:layer="layout" svg:width="25.904cm" svg:height="15.829cm" svg:x="1.401cm" svg:y="2.586cm" presentation:class="outline" presentation:user-transformed="true">
          <draw:text-box>
            <text:p text:style-name="P3"><text:span text:style-name="T48">A minimal class for delaying expensive actions <text:s text:c="5"/>2</text:span></text:p>
            <text:p text:style-name="P14"><text:span text:style-name="T23">&gt;&gt;&gt;</text:span><text:span text:style-name="T18"> </text:span><text:span text:style-name="T17">from</text:span><text:span text:style-name="T18"> promises </text:span><text:span text:style-name="T17">import</text:span><text:span text:style-name="T18"> *</text:span></text:p>
            <text:p text:style-name="P14"><text:span text:style-name="T23">&gt;&gt;&gt;</text:span><text:span text:style-name="T18"> p = Promise(slow_random)</text:span></text:p>
            <text:p text:style-name="P14"><text:span text:style-name="T23">&gt;&gt;&gt;</text:span><text:span text:style-name="T18"> p</text:span></text:p>
            <text:p text:style-name="P14"><text:span text:style-name="T18">&lt;promises.Promise object at 0x18ebb10&gt;</text:span></text:p>
            <text:p text:style-name="P7"><text:span text:style-name="T23">&gt;&gt;&gt;</text:span><text:span text:style-name="T18"> p.val</text:span></text:p>
            <text:p text:style-name="P7"><text:span text:style-name="T50">AttributeError: 'Promise' object has no attribute 'val'</text:span></text:p>
            <text:p text:style-name="P7"><text:span text:style-name="T23">&gt;&gt;&gt;</text:span><text:span text:style-name="T18"> p()</text:span><text:span text:style-name="T18"><text:tab/></text:span><text:span text:style-name="T18"><text:tab/></text:span><text:span text:style-name="T18"><text:tab/></text:span><text:span text:style-name="T32"># Eventually get the result</text:span></text:p>
            <text:p text:style-name="P7"><text:span text:style-name="T18">370754137</text:span></text:p>
            <text:p text:style-name="P7"><text:span text:style-name="T23">&gt;&gt;&gt;</text:span><text:span text:style-name="T18"> p()</text:span><text:span text:style-name="T18"><text:tab/></text:span><text:span text:style-name="T18"><text:tab/></text:span><text:span text:style-name="T18"><text:tab/></text:span><text:span text:style-name="T32"># Immediately get the result</text:span></text:p>
            <text:p text:style-name="P7"><text:span text:style-name="T18">37075413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3" draw:text-style-name="P16" draw:layer="layout" svg:width="25.199cm" svg:height="14.153cm" svg:x="1.401cm" svg:y="2.811cm" presentation:class="outline" presentation:user-transformed="true">
          <draw:text-box>
            <text:p text:style-name="P3"><text:span text:style-name="T51">A slightly friendlier class for making promises</text:span></text:p>
            <text:p text:style-name="P3"><text:span text:style-name="T25"/></text:p>
            <text:p text:style-name="P14"><text:span text:style-name="T17">class</text:span><text:span text:style-name="T18"> </text:span><text:span text:style-name="T19">Promise2</text:span><text:span text:style-name="T18">(</text:span><text:span text:style-name="T34">Promise</text:span><text:span text:style-name="T18">):</text:span></text:p>
            <text:p text:style-name="P7"><text:span text:style-name="T18"><text:s text:c="4"/></text:span><text:span text:style-name="T17">def</text:span><text:span text:style-name="T18"> </text:span><text:span text:style-name="T21">forget</text:span><text:span text:style-name="T18">(</text:span><text:span text:style-name="T20">self</text:span><text:span text:style-name="T18">):</text:span></text:p>
            <text:p text:style-name="P7"><text:span text:style-name="T18"><text:s text:c="8"/></text:span><text:span text:style-name="T17">del</text:span><text:span text:style-name="T18"> </text:span><text:span text:style-name="T20">self</text:span><text:span text:style-name="T18">.val</text:span></text:p>
            <text:p text:style-name="P7"><text:span text:style-name="T18"><text:s text:c="4"/></text:span><text:span text:style-name="T17">def</text:span><text:span text:style-name="T18"> </text:span><text:span text:style-name="T21">__repr__</text:span><text:span text:style-name="T18">(</text:span><text:span text:style-name="T20">self</text:span><text:span text:style-name="T18">):</text:span></text:p>
            <text:p text:style-name="P7"><text:span text:style-name="T18"><text:s text:c="8"/></text:span><text:span text:style-name="T17">return</text:span><text:span text:style-name="T18"> </text:span><text:span text:style-name="T20">repr</text:span><text:span text:style-name="T18">(</text:span><text:span text:style-name="T20">self</text:span><text:span text:style-name="T18">())</text:span></text:p>
            <text:p text:style-name="P7"><text:span text:style-name="T18"><text:s text:c="4"/></text:span><text:span text:style-name="T17">def</text:span><text:span text:style-name="T18"> </text:span><text:span text:style-name="T21">__iter__</text:span><text:span text:style-name="T18">(</text:span><text:span text:style-name="T20">self</text:span><text:span text:style-name="T18">):</text:span></text:p>
            <text:p text:style-name="P7"><text:span text:style-name="T18"><text:s text:c="8"/></text:span><text:span text:style-name="T17">return</text:span><text:span text:style-name="T18"> </text:span><text:span text:style-name="T20">iter</text:span><text:span text:style-name="T18">(</text:span><text:span text:style-name="T20">self</text:span><text:span text:style-name="T18">())</text:span></text:p>
            <text:p text:style-name="P7"><text:span text:style-name="T18"><text:s text:c="4"/></text:span><text:span text:style-name="T32">#...Some more magic methods could help too</text:span></text:p>
            <text:p text:style-name="P7"><text:span text:style-name="T18"/></text:p>
          </draw:text-box>
        </draw:frame>
        <draw:frame draw:style-name="gr2" draw:text-style-name="P10" draw:layer="layout" svg:width="17.026cm" svg:height="0.933cm" svg:x="0.184cm" svg:y="20.016cm">
          <draw:text-box>
            <text:p><text:span text:style-name="T15">(now we can concretize with </text:span><text:span text:style-name="T24">print val</text:span><text:span text:style-name="T15"> or </text:span><text:span text:style-name="T24">for x in val</text:span><text:span text:style-name="T15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4" draw:text-style-name="P17" draw:layer="layout" svg:width="25.199cm" svg:height="14.808cm" svg:x="1.401cm" svg:y="2.81cm" presentation:class="outline" presentation:user-transformed="true">
          <draw:text-box>
            <text:p text:style-name="P2"><text:span text:style-name="T51">Seamless promises inside data structures</text:span></text:p>
            <text:p text:style-name="P7"><text:span text:style-name="T17">class</text:span><text:span text:style-name="T52"> </text:span><text:span text:style-name="T19">LazyDict</text:span><text:span text:style-name="T53">(</text:span><text:span text:style-name="T42">dict</text:span><text:span text:style-name="T53">):</text:span></text:p>
            <text:p text:style-name="P7"><text:span text:style-name="T53"><text:s text:c="4"/></text:span><text:span text:style-name="T17">def</text:span><text:span text:style-name="T53"> </text:span><text:span text:style-name="T54">__getitem__</text:span><text:span text:style-name="T53">(</text:span><text:span text:style-name="T42">self</text:span><text:span text:style-name="T53">, key):</text:span></text:p>
            <text:p text:style-name="P7"><text:span text:style-name="T53"><text:s text:c="8"/></text:span><text:span text:style-name="T53">val = </text:span><text:span text:style-name="T42">dict</text:span><text:span text:style-name="T53">.__getitem__(</text:span><text:span text:style-name="T42">self</text:span><text:span text:style-name="T53">, key)</text:span></text:p>
            <text:p text:style-name="P7"><text:span text:style-name="T53"><text:s text:c="8"/></text:span><text:span text:style-name="T17">if</text:span><text:span text:style-name="T53"> </text:span><text:span text:style-name="T42">isinstance</text:span><text:span text:style-name="T53">(val, Promise):</text:span></text:p>
            <text:p text:style-name="P7"><text:span text:style-name="T53"><text:s text:c="12"/></text:span><text:span text:style-name="T34">val = </text:span><text:span text:style-name="T53">val()</text:span></text:p>
            <text:p text:style-name="P7"><text:span text:style-name="T53"><text:s text:c="8"/></text:span><text:span text:style-name="T17">return</text:span><text:span text:style-name="T53"> val</text:span></text:p>
            <text:p text:style-name="P7"><text:span text:style-name="T55"/></text:p>
            <text:p text:style-name="P7"><text:span text:style-name="T33">&gt;&gt;&gt;</text:span><text:span text:style-name="T53"> ld = LazyDict(p=Promise(slow_random), n=99) </text:span></text:p>
            <text:p text:style-name="P7"><text:span text:style-name="T33">&gt;&gt;&gt;</text:span><text:span text:style-name="T53"> </text:span><text:span text:style-name="T17">print</text:span><text:span text:style-name="T53"> ld, ld['p']</text:span></text:p>
            <text:p text:style-name="P7"><text:span text:style-name="T56">{'p':&lt;Promise object at 0x195f190&gt;, 'n':99} 189636259</text:span></text:p>
          </draw:text-box>
        </draw:frame>
        <draw:line draw:style-name="gr3" draw:text-style-name="P12" draw:layer="layout" svg:x1="2.541cm" svg:y1="12.8cm" svg:x2="26.036cm" svg:y2="12.8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5" draw:text-style-name="P17" draw:layer="layout" svg:width="25.199cm" svg:height="15.875cm" svg:x="1.401cm" svg:y="2.81cm" presentation:class="outline" presentation:user-transformed="true">
          <draw:text-box>
            <text:p text:style-name="P2"><text:span text:style-name="T51">Making promises forgetfully to save memory <text:s text:c="8"/>1</text:span></text:p>
            <text:p text:style-name="P3"><text:span text:style-name="T57"/></text:p>
            <text:p text:style-name="P7"><text:span text:style-name="T17">import </text:span><text:span text:style-name="T19">weakref</text:span></text:p>
            <text:p text:style-name="P7"><text:span text:style-name="T17">class</text:span><text:span text:style-name="T18"> </text:span><text:span text:style-name="T19">WeakPromise</text:span><text:span text:style-name="T18">(Promise):</text:span></text:p>
            <text:p text:style-name="P7"><text:span text:style-name="T18"><text:s text:c="4"/></text:span><text:span text:style-name="T17">def</text:span><text:span text:style-name="T18"> </text:span><text:span text:style-name="T21">__call__</text:span><text:span text:style-name="T18">(</text:span><text:span text:style-name="T20">self</text:span><text:span text:style-name="T18">):</text:span></text:p>
            <text:p text:style-name="P7"><text:span text:style-name="T18"><text:s text:c="8"/></text:span><text:span text:style-name="T17">if not</text:span><text:span text:style-name="T20"> hasattr</text:span><text:span text:style-name="T18">(</text:span><text:span text:style-name="T20">self</text:span><text:span text:style-name="T18">, </text:span><text:span text:style-name="T49">'val'</text:span><text:span text:style-name="T18">):</text:span></text:p>
            <text:p text:style-name="P7"><text:span text:style-name="T18"><text:s text:c="12"/></text:span><text:span text:style-name="T18">val = </text:span><text:span text:style-name="T20">self</text:span><text:span text:style-name="T18">.func(*</text:span><text:span text:style-name="T20">self</text:span><text:span text:style-name="T18">.args, **</text:span><text:span text:style-name="T20">self</text:span><text:span text:style-name="T18">.kws)</text:span></text:p>
            <text:p text:style-name="P7"><text:span text:style-name="T18"><text:s text:c="12"/></text:span><text:span text:style-name="T17">try</text:span><text:span text:style-name="T42">: </text:span><text:span text:style-name="T20">self</text:span><text:span text:style-name="T18">.val = weakref.ref(val)</text:span></text:p>
            <text:p text:style-name="P7"><text:span text:style-name="T18"><text:s text:c="12"/></text:span><text:span text:style-name="T17">except </text:span><text:span text:style-name="T42">TypeError:</text:span></text:p>
            <text:p text:style-name="P7"><text:span text:style-name="T17"><text:s text:c="16"/></text:span><text:span text:style-name="T20">self</text:span><text:span text:style-name="T18">.val = val</text:span></text:p>
            <text:p text:style-name="P7"><text:span text:style-name="T18"><text:s text:c="8"/></text:span><text:span text:style-name="T17">return</text:span><text:span text:style-name="T18"> </text:span><text:span text:style-name="T20">self</text:span><text:span text:style-name="T18">.val()</text:span></text:p>
            <text:p text:style-name="P7"><text:span text:style-name="T18"/></text:p>
          </draw:text-box>
        </draw:frame>
        <draw:frame draw:style-name="gr2" draw:text-style-name="P10" draw:layer="layout" svg:width="18.105cm" svg:height="0.933cm" svg:x="0.184cm" svg:y="20.017cm">
          <draw:text-box>
            <text:p><text:span text:style-name="T15">(notice </text:span><text:span text:style-name="T58">weakref</text:span><text:span text:style-name="T15"> can only reference </text:span><text:span text:style-name="T58">object</text:span><text:span text:style-name="T15">, not </text:span><text:span text:style-name="T58">int</text:span><text:span text:style-name="T15">, </text:span><text:span text:style-name="T58">str</text:span><text:span text:style-name="T15">, etc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6" draw:text-style-name="P18" draw:layer="layout" svg:width="25.199cm" svg:height="14.934cm" svg:x="1.401cm" svg:y="2.811cm" presentation:class="outline" presentation:user-transformed="true">
          <draw:text-box>
            <text:p text:style-name="P2"><text:span text:style-name="T51">Making promises forgetfully to save memory <text:s text:c="7"/>2</text:span></text:p>
            <text:p text:style-name="P3"><text:span text:style-name="T57"/></text:p>
            <text:p text:style-name="P14"><text:span text:style-name="T23">&gt;&gt;&gt; </text:span><text:span text:style-name="T18">wp = WeakPromise(module.func, arg1, arg2)</text:span></text:p>
            <text:p text:style-name="P7"><text:span text:style-name="T23">&gt;&gt;&gt; </text:span><text:span text:style-name="T18">result = wp()</text:span></text:p>
            <text:p text:style-name="P7"><text:span text:style-name="T33">&gt;&gt;&gt;</text:span><text:span text:style-name="T44"> </text:span><text:span text:style-name="T17">print</text:span><text:span text:style-name="T18"> result</text:span></text:p>
            <text:p text:style-name="P7"><text:span text:style-name="T18">&lt;module.SomeObj object at 0x1979670&gt;</text:span></text:p>
            <text:p text:style-name="P7"><text:span text:style-name="T33">&gt;&gt;&gt;</text:span><text:span text:style-name="T44"> </text:span><text:span text:style-name="T17">print</text:span><text:span text:style-name="T18"> wp()</text:span></text:p>
            <text:p text:style-name="P7"><text:span text:style-name="T18">&lt;module.SomeObj object at 0x1979670&gt;</text:span></text:p>
            <text:p text:style-name="P7"><text:span text:style-name="T33">&gt;&gt;&gt;</text:span><text:span text:style-name="T44"> </text:span><text:span text:style-name="T17">del</text:span><text:span text:style-name="T18"> result</text:span></text:p>
            <text:p text:style-name="P7"><text:span text:style-name="T33">&gt;&gt;&gt;</text:span><text:span text:style-name="T44"> </text:span><text:span text:style-name="T17">print</text:span><text:span text:style-name="T18"> wp()</text:span></text:p>
            <text:p text:style-name="P7"><text:span text:style-name="T18">None</text:span></text:p>
          </draw:text-box>
        </draw:frame>
        <draw:frame draw:style-name="gr2" draw:text-style-name="P10" draw:layer="layout" svg:width="15.369cm" svg:height="0.933cm" svg:x="0.185cm" svg:y="20.018cm">
          <draw:text-box>
            <text:p><text:span text:style-name="T15">(if we want </text:span><text:span text:style-name="T24">WeakPromise</text:span><text:span text:style-name="T15"> fulfilled anew, </text:span><text:span text:style-name="T24">del wp.val</text:span><text:span text:style-name="T15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5.169cm" svg:x="1.401cm" svg:y="2.611cm" presentation:class="outline" presentation:user-transformed="true">
          <draw:text-box>
            <text:p text:style-name="P2"><text:span text:style-name="T51">Trading memory for computation (memoization)</text:span></text:p>
            <text:p text:style-name="P7"><text:span text:style-name="T17">def</text:span><text:span text:style-name="T34"> </text:span><text:span text:style-name="T54">memoize</text:span><text:span text:style-name="T34">(fn):</text:span></text:p>
            <text:p text:style-name="P7"><text:span text:style-name="T34"><text:s text:c="4"/></text:span><text:span text:style-name="T17">class</text:span><text:span text:style-name="T34"> </text:span><text:span text:style-name="T19">Cached</text:span><text:span text:style-name="T34">(object):</text:span></text:p>
            <text:p text:style-name="P7"><text:span text:style-name="T34"><text:s text:c="8"/></text:span><text:span text:style-name="T17">def</text:span><text:span text:style-name="T34"> </text:span><text:span text:style-name="T54">__init__</text:span><text:span text:style-name="T34">(</text:span><text:span text:style-name="T42">self</text:span><text:span text:style-name="T34">, fn):</text:span></text:p>
            <text:p text:style-name="P7"><text:span text:style-name="T34"><text:s text:c="12"/></text:span><text:span text:style-name="T42">self</text:span><text:span text:style-name="T34">.fn, </text:span><text:span text:style-name="T42">self</text:span><text:span text:style-name="T34">.cache = fn, dict()</text:span></text:p>
            <text:p text:style-name="P7"><text:span text:style-name="T34"><text:s text:c="8"/></text:span><text:span text:style-name="T17">def</text:span><text:span text:style-name="T34"> </text:span><text:span text:style-name="T54">__call__</text:span><text:span text:style-name="T34">(</text:span><text:span text:style-name="T42">self</text:span><text:span text:style-name="T34">, *args, **kws):</text:span></text:p>
            <text:p text:style-name="P7"><text:span text:style-name="T34"><text:s text:c="12"/></text:span><text:span text:style-name="T34">key = (repr(args), repr(kws))</text:span></text:p>
            <text:p text:style-name="P7"><text:span text:style-name="T34"><text:s text:c="12"/></text:span><text:span text:style-name="T42">self</text:span><text:span text:style-name="T34">.cache[key] = </text:span><text:span text:style-name="T42">self</text:span><text:span text:style-name="T34">.cache.get(key) \ <text:s text:c="27"/></text:span><text:span text:style-name="T17">or</text:span><text:span text:style-name="T34"> </text:span><text:span text:style-name="T42">self</text:span><text:span text:style-name="T34">.fn(*args, **kws)</text:span></text:p>
            <text:p text:style-name="P7"><text:span text:style-name="T34"><text:s text:c="12"/></text:span><text:span text:style-name="T34">return </text:span><text:span text:style-name="T42">self</text:span><text:span text:style-name="T34">.cache[key]</text:span></text:p>
            <text:p text:style-name="P7"><text:span text:style-name="T34"><text:s text:c="4"/></text:span><text:span text:style-name="T17">return</text:span><text:span text:style-name="T34"> Cached(fn)</text:span></text:p>
          </draw:text-box>
        </draw:frame>
        <draw:frame draw:style-name="gr2" draw:text-style-name="P10" draw:layer="layout" svg:width="16.881cm" svg:height="0.933cm" svg:x="0.185cm" svg:y="20.018cm">
          <draw:text-box>
            <text:p><text:span text:style-name="T15">(the twin of a </text:span><text:span text:style-name="T24">Promise</text:span><text:span text:style-name="T15">; compute right away, but only onc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8" draw:text-style-name="P18" draw:layer="layout" svg:width="25.199cm" svg:height="4.374cm" svg:x="1.401cm" svg:y="2.611cm" presentation:class="outline" presentation:user-transformed="true">
          <draw:text-box>
            <text:p text:style-name="P2"><text:span text:style-name="T51">Promises in a directed acyclic graph. </text:span><text:span text:style-name="T59">Each node has a value that is expensive to calculate </text:span><text:span text:style-name="T59"><text:line-break/></text:span><text:span text:style-name="T59">and that depends on its parents.</text:span></text:p>
          </draw:text-box>
        </draw:frame>
        <draw:frame draw:style-name="gr2" draw:text-style-name="P10" draw:layer="layout" svg:width="18.362cm" svg:height="0.933cm" svg:x="0.185cm" svg:y="20.018cm">
          <draw:text-box>
            <text:p><text:span text:style-name="T15">(A node holds a <text:s/></text:span><text:span text:style-name="T24">Promise</text:span><text:span text:style-name="T15">, and pointers to parents and children)</text:span></text:p>
          </draw:text-box>
        </draw:frame>
        <draw:circle draw:style-name="gr4" draw:text-style-name="P19" draw:id="id3" draw:layer="layout" svg:width="2.54cm" svg:height="2.54cm" svg:x="2.54cm" svg:y="7.62cm">
          <text:p text:style-name="P12"><text:span text:style-name="T60">A</text:span></text:p>
        </draw:circle>
        <draw:circle draw:style-name="gr4" draw:text-style-name="P19" draw:id="id1" draw:layer="layout" svg:width="2.54cm" svg:height="2.54cm" svg:x="2.54cm" svg:y="12.7cm">
          <text:p text:style-name="P12"><text:span text:style-name="T60">B</text:span></text:p>
        </draw:circle>
        <draw:circle draw:style-name="gr4" draw:text-style-name="P19" draw:id="id4" draw:layer="layout" svg:width="2.54cm" svg:height="2.54cm" svg:x="11.671cm" svg:y="7.042cm">
          <text:p text:style-name="P12"><text:span text:style-name="T60">E</text:span></text:p>
        </draw:circle>
        <draw:circle draw:style-name="gr4" draw:text-style-name="P19" draw:id="id6" draw:layer="layout" svg:width="2.54cm" svg:height="2.54cm" svg:x="12.7cm" svg:y="12.7cm">
          <text:p text:style-name="P12"><text:span text:style-name="T60">D</text:span></text:p>
        </draw:circle>
        <draw:circle draw:style-name="gr4" draw:text-style-name="P19" draw:id="id2" draw:layer="layout" svg:width="2.54cm" svg:height="2.54cm" svg:x="8.255cm" svg:y="9.525cm">
          <text:p text:style-name="P12"><text:span text:style-name="T60">C</text:span></text:p>
        </draw:circle>
        <draw:circle draw:style-name="gr4" draw:text-style-name="P19" draw:id="id7" draw:layer="layout" svg:width="2.54cm" svg:height="2.54cm" svg:x="15.875cm" svg:y="10.16cm">
          <text:p text:style-name="P12"><text:span text:style-name="T60">F</text:span></text:p>
        </draw:circle>
        <draw:circle draw:style-name="gr4" draw:text-style-name="P19" draw:id="id5" draw:layer="layout" svg:width="2.54cm" svg:height="2.54cm" svg:x="20.012cm" svg:y="5.477cm">
          <text:p text:style-name="P12"><text:span text:style-name="T60">G</text:span></text:p>
        </draw:circle>
        <draw:connector draw:style-name="gr5" draw:text-style-name="P12" draw:layer="layout" draw:type="lines" svg:x1="5.08cm" svg:y1="13.97cm" svg:x2="8.255cm" svg:y2="10.795cm" draw:start-shape="id1" draw:start-glue-point="1" draw:end-shape="id2" draw:end-glue-point="3" svg:d="m5080 13970h526l2123-3175h526">
          <text:p/>
        </draw:connector>
        <draw:connector draw:style-name="gr5" draw:text-style-name="P12" draw:layer="layout" draw:type="lines" svg:x1="5.08cm" svg:y1="8.89cm" svg:x2="8.255cm" svg:y2="10.795cm" draw:start-shape="id3" draw:start-glue-point="1" draw:end-shape="id2" draw:end-glue-point="3" svg:d="m5080 8890h526l2123 1905h526">
          <text:p/>
        </draw:connector>
        <draw:connector draw:style-name="gr6" draw:text-style-name="P12" draw:layer="layout" draw:type="lines" svg:x1="10.795cm" svg:y1="10.795cm" svg:x2="12.941cm" svg:y2="9.582cm" draw:start-shape="id2" draw:start-glue-point="1" draw:end-shape="id4" draw:end-glue-point="2" svg:d="m10795 10795h526l1620-687v-526">
          <text:p/>
        </draw:connector>
        <draw:connector draw:style-name="gr7" draw:text-style-name="P12" draw:layer="layout" draw:type="lines" svg:x1="5.08cm" svg:y1="8.89cm" svg:x2="11.671cm" svg:y2="8.312cm" draw:start-shape="id3" draw:start-glue-point="1" draw:end-shape="id4" svg:d="m5080 8890h526l5539-578h526">
          <text:p/>
        </draw:connector>
        <draw:connector draw:style-name="gr7" draw:text-style-name="P12" draw:layer="layout" draw:type="lines" svg:x1="14.211cm" svg:y1="8.312cm" svg:x2="20.012cm" svg:y2="6.747cm" draw:start-shape="id4" draw:start-glue-point="1" draw:end-shape="id5" draw:end-glue-point="3" svg:d="m14211 8312h526l4749-1565h526">
          <text:p/>
        </draw:connector>
        <draw:connector draw:style-name="gr7" draw:text-style-name="P12" draw:layer="layout" draw:type="lines" svg:x1="5.08cm" svg:y1="13.97cm" svg:x2="12.7cm" svg:y2="13.97cm" draw:start-shape="id1" draw:start-glue-point="1" draw:end-shape="id6" draw:end-glue-point="3" svg:d="m5080 13970h526 6568 526">
          <text:p/>
        </draw:connector>
        <draw:connector draw:style-name="gr7" draw:text-style-name="P12" draw:layer="layout" draw:type="lines" svg:x1="5.08cm" svg:y1="13.97cm" svg:x2="15.875cm" svg:y2="11.43cm" draw:start-shape="id1" draw:start-glue-point="1" draw:end-shape="id7" draw:end-glue-point="3" svg:d="m5080 13970h526l9743-2540h526">
          <text:p/>
        </draw:connector>
        <draw:connector draw:style-name="gr7" draw:text-style-name="P12" draw:layer="layout" draw:type="lines" svg:x1="18.415cm" svg:y1="11.43cm" svg:x2="21.282cm" svg:y2="8.017cm" draw:start-shape="id7" draw:start-glue-point="1" draw:end-shape="id5" draw:end-glue-point="2" svg:d="m18415 11430h526l2341-2887v-526">
          <text:p/>
        </draw:connector>
        <draw:frame draw:style-name="gr8" draw:text-style-name="P20" draw:layer="layout" svg:width="22.596cm" svg:height="1.287cm" svg:x="1.67cm" svg:y="16.173cm">
          <draw:text-box>
            <text:p><text:span text:style-name="T61">&gt;&gt;&gt;</text:span><text:span text:style-name="T62"> create_graph(</text:span><text:span text:style-name="T63">'A-&gt;C; A-&gt;E; B-&gt;C; ...'</text:span><text:span text:style-name="T62">)</text:span></text:p>
          </draw:text-box>
        </draw:frame>
        <draw:g>
          <draw:rect draw:style-name="gr9" draw:text-style-name="P22" draw:layer="layout" svg:width="3.805cm" svg:height="1.27cm" svg:x="21.56cm" svg:y="10.815cm">
            <text:p text:style-name="P21"><text:span text:style-name="T64">Promised</text:span></text:p>
          </draw:rect>
          <draw:rect draw:style-name="gr10" draw:text-style-name="P22" draw:layer="layout" svg:width="3.804cm" svg:height="1.27cm" svg:x="21.561cm" svg:y="12.315cm">
            <text:p text:style-name="P21"><text:span text:style-name="T64">Invalidated</text:span></text:p>
          </draw:rect>
          <draw:rect draw:style-name="gr11" draw:text-style-name="P22" draw:layer="layout" svg:width="3.803cm" svg:height="1.27cm" svg:x="21.562cm" svg:y="13.815cm">
            <text:p text:style-name="P21"><text:span text:style-name="T64">Concretized</text:span></text:p>
          </draw:rect>
          <draw:rect draw:style-name="gr12" draw:text-style-name="P22" draw:layer="layout" svg:width="3.599cm" svg:height="1.085cm" svg:x="21.669cm" svg:y="12.409cm">
            <text:p text:style-name="P21"><text:span text:style-name="T64">Invalidated</text:span></text:p>
          </draw:rect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9" draw:text-style-name="P18" draw:layer="layout" svg:width="25.199cm" svg:height="3.862cm" svg:x="1.401cm" svg:y="2.611cm" presentation:class="outline" presentation:user-transformed="true">
          <draw:text-box>
            <text:p text:style-name="P2"><text:span text:style-name="T51">Promises in a directed acyclic graph. </text:span><text:span text:style-name="T59">When a </text:span><text:span text:style-name="T59"><text:line-break/></text:span><text:span text:style-name="T59">node is queried, its ancestors must be </text:span><text:span text:style-name="T59"><text:line-break/></text:span><text:span text:style-name="T59">concretized.</text:span></text:p>
          </draw:text-box>
        </draw:frame>
        <draw:circle draw:style-name="gr13" draw:text-style-name="P19" draw:id="id10" draw:layer="layout" svg:width="2.54cm" svg:height="2.54cm" svg:x="2.54cm" svg:y="7.62cm">
          <text:p text:style-name="P12"><text:span text:style-name="T60">A</text:span></text:p>
        </draw:circle>
        <draw:circle draw:style-name="gr13" draw:text-style-name="P19" draw:id="id8" draw:layer="layout" svg:width="2.54cm" svg:height="2.54cm" svg:x="2.54cm" svg:y="12.7cm">
          <text:p text:style-name="P12"><text:span text:style-name="T60">B</text:span></text:p>
        </draw:circle>
        <draw:circle draw:style-name="gr13" draw:text-style-name="P19" draw:id="id11" draw:layer="layout" svg:width="2.54cm" svg:height="2.54cm" svg:x="11.671cm" svg:y="7.042cm">
          <text:p text:style-name="P12"><text:span text:style-name="T60">E</text:span></text:p>
        </draw:circle>
        <draw:circle draw:style-name="gr4" draw:text-style-name="P19" draw:id="id13" draw:layer="layout" svg:width="2.54cm" svg:height="2.54cm" svg:x="12.7cm" svg:y="12.7cm">
          <text:p text:style-name="P12"><text:span text:style-name="T60">D</text:span></text:p>
        </draw:circle>
        <draw:circle draw:style-name="gr13" draw:text-style-name="P19" draw:id="id9" draw:layer="layout" svg:width="2.54cm" svg:height="2.54cm" svg:x="8.255cm" svg:y="9.525cm">
          <text:p text:style-name="P12"><text:span text:style-name="T60">C</text:span></text:p>
        </draw:circle>
        <draw:circle draw:style-name="gr13" draw:text-style-name="P19" draw:id="id14" draw:layer="layout" svg:width="2.54cm" svg:height="2.54cm" svg:x="15.875cm" svg:y="10.16cm">
          <text:p text:style-name="P12"><text:span text:style-name="T60">F</text:span></text:p>
        </draw:circle>
        <draw:circle draw:style-name="gr13" draw:text-style-name="P19" draw:id="id12" draw:layer="layout" svg:width="2.54cm" svg:height="2.54cm" svg:x="20.012cm" svg:y="5.477cm">
          <text:p text:style-name="P12"><text:span text:style-name="T60">G</text:span></text:p>
        </draw:circle>
        <draw:connector draw:style-name="gr5" draw:text-style-name="P12" draw:layer="layout" draw:type="lines" svg:x1="5.08cm" svg:y1="13.97cm" svg:x2="8.255cm" svg:y2="10.795cm" draw:start-shape="id8" draw:start-glue-point="1" draw:end-shape="id9" draw:end-glue-point="3" svg:d="m5080 13970h551l2073-3175h551">
          <text:p/>
        </draw:connector>
        <draw:connector draw:style-name="gr5" draw:text-style-name="P12" draw:layer="layout" draw:type="lines" svg:x1="5.08cm" svg:y1="8.89cm" svg:x2="8.255cm" svg:y2="10.795cm" draw:start-shape="id10" draw:start-glue-point="1" draw:end-shape="id9" draw:end-glue-point="3" svg:d="m5080 8890h551l2073 1905h551">
          <text:p/>
        </draw:connector>
        <draw:connector draw:style-name="gr6" draw:text-style-name="P12" draw:layer="layout" draw:type="lines" svg:x1="10.795cm" svg:y1="10.795cm" svg:x2="12.941cm" svg:y2="9.582cm" draw:start-shape="id9" draw:start-glue-point="1" draw:end-shape="id11" draw:end-glue-point="2" svg:d="m10795 10795h551l1595-662v-551">
          <text:p/>
        </draw:connector>
        <draw:connector draw:style-name="gr7" draw:text-style-name="P12" draw:layer="layout" draw:type="lines" svg:x1="5.08cm" svg:y1="8.89cm" svg:x2="11.671cm" svg:y2="8.312cm" draw:start-shape="id10" draw:start-glue-point="1" draw:end-shape="id11" svg:d="m5080 8890h551l5489-578h551">
          <text:p/>
        </draw:connector>
        <draw:connector draw:style-name="gr7" draw:text-style-name="P12" draw:layer="layout" draw:type="lines" svg:x1="14.211cm" svg:y1="8.312cm" svg:x2="20.012cm" svg:y2="6.747cm" draw:start-shape="id11" draw:start-glue-point="1" draw:end-shape="id12" draw:end-glue-point="3" svg:d="m14211 8312h551l4699-1565h551">
          <text:p/>
        </draw:connector>
        <draw:connector draw:style-name="gr7" draw:text-style-name="P12" draw:layer="layout" draw:type="lines" svg:x1="5.08cm" svg:y1="13.97cm" svg:x2="12.7cm" svg:y2="13.97cm" draw:start-shape="id8" draw:start-glue-point="1" draw:end-shape="id13" draw:end-glue-point="3" svg:d="m5080 13970h551 6543 526">
          <text:p/>
        </draw:connector>
        <draw:connector draw:style-name="gr7" draw:text-style-name="P12" draw:layer="layout" draw:type="lines" svg:x1="5.08cm" svg:y1="13.97cm" svg:x2="15.875cm" svg:y2="11.43cm" draw:start-shape="id8" draw:start-glue-point="1" draw:end-shape="id14" draw:end-glue-point="3" svg:d="m5080 13970h551l9693-2540h551">
          <text:p/>
        </draw:connector>
        <draw:connector draw:style-name="gr7" draw:text-style-name="P12" draw:layer="layout" draw:type="lines" svg:x1="18.415cm" svg:y1="11.43cm" svg:x2="21.282cm" svg:y2="8.017cm" draw:start-shape="id14" draw:start-glue-point="1" draw:end-shape="id12" draw:end-glue-point="2" svg:d="m18415 11430h551l2316-2862v-551">
          <text:p/>
        </draw:connector>
        <draw:frame draw:style-name="gr8" draw:text-style-name="P20" draw:layer="layout" svg:width="11.305cm" svg:height="1.287cm" svg:x="1.67cm" svg:y="16.173cm">
          <draw:text-box>
            <text:p><text:span text:style-name="T61">&gt;&gt;&gt;</text:span><text:span text:style-name="T62"> query_value(</text:span><text:span text:style-name="T63">'G'</text:span><text:span text:style-name="T62">)</text:span></text:p>
          </draw:text-box>
        </draw:frame>
        <draw:frame draw:style-name="gr2" draw:text-style-name="P10" draw:layer="layout" svg:width="13.981cm" svg:height="0.933cm" svg:x="0.185cm" svg:y="20.019cm">
          <draw:text-box>
            <text:p><text:span text:style-name="T15">(A </text:span><text:span text:style-name="T24">Promise</text:span><text:span text:style-name="T15"> is fulfilled by gaining a </text:span><text:span text:style-name="T24">val</text:span><text:span text:style-name="T15"> attribute)</text:span></text:p>
          </draw:text-box>
        </draw:frame>
        <draw:g>
          <draw:rect draw:style-name="gr14" draw:text-style-name="P22" draw:layer="layout" svg:width="3.805cm" svg:height="1.27cm" svg:x="21.561cm" svg:y="10.815cm">
            <text:p text:style-name="P21"><text:span text:style-name="T64">Promised</text:span></text:p>
          </draw:rect>
          <draw:rect draw:style-name="gr15" draw:text-style-name="P22" draw:layer="layout" svg:width="3.804cm" svg:height="1.27cm" svg:x="21.562cm" svg:y="12.315cm">
            <text:p text:style-name="P21"><text:span text:style-name="T64">Invalidated</text:span></text:p>
          </draw:rect>
          <draw:rect draw:style-name="gr16" draw:text-style-name="P22" draw:layer="layout" svg:width="3.803cm" svg:height="1.27cm" svg:x="21.563cm" svg:y="13.815cm">
            <text:p text:style-name="P21"><text:span text:style-name="T64">Concretized</text:span></text:p>
          </draw:rect>
          <draw:rect draw:style-name="gr17" draw:text-style-name="P22" draw:layer="layout" svg:width="3.599cm" svg:height="1.085cm" svg:x="21.67cm" svg:y="12.409cm">
            <text:p text:style-name="P21"><text:span text:style-name="T64">Invalidated</text:span></text:p>
          </draw:rect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9" draw:text-style-name="P18" draw:layer="layout" svg:width="25.199cm" svg:height="3.862cm" svg:x="1.401cm" svg:y="2.611cm" presentation:class="outline" presentation:user-transformed="true">
          <draw:text-box>
            <text:p text:style-name="P2"><text:span text:style-name="T51">Promises in a directed acyclic graph. </text:span><text:span text:style-name="T59">Changing </text:span><text:span text:style-name="T59"><text:line-break/></text:span><text:span text:style-name="T59">the value of a node invalidates its </text:span><text:span text:style-name="T59"><text:line-break/></text:span><text:span text:style-name="T59">descendants.</text:span></text:p>
          </draw:text-box>
        </draw:frame>
        <draw:circle draw:style-name="gr13" draw:text-style-name="P19" draw:id="id17" draw:layer="layout" svg:width="2.54cm" svg:height="2.54cm" svg:x="2.54cm" svg:y="7.62cm">
          <text:p text:style-name="P12"><text:span text:style-name="T60">A</text:span></text:p>
        </draw:circle>
        <draw:circle draw:style-name="gr13" draw:text-style-name="P19" draw:id="id15" draw:layer="layout" svg:width="2.54cm" svg:height="2.54cm" svg:x="2.54cm" svg:y="12.7cm">
          <text:p text:style-name="P12"><text:span text:style-name="T60">B</text:span></text:p>
        </draw:circle>
        <draw:circle draw:style-name="gr18" draw:text-style-name="P19" draw:id="id18" draw:layer="layout" svg:width="2.54cm" svg:height="2.54cm" svg:x="11.671cm" svg:y="7.042cm">
          <text:p text:style-name="P12"><text:span text:style-name="T60">E</text:span></text:p>
        </draw:circle>
        <draw:circle draw:style-name="gr4" draw:text-style-name="P19" draw:id="id20" draw:layer="layout" svg:width="2.54cm" svg:height="2.54cm" svg:x="12.7cm" svg:y="12.7cm">
          <text:p text:style-name="P12"><text:span text:style-name="T60">D</text:span></text:p>
        </draw:circle>
        <draw:circle draw:style-name="gr13" draw:text-style-name="P19" draw:id="id16" draw:layer="layout" svg:width="2.54cm" svg:height="2.54cm" svg:x="8.255cm" svg:y="9.525cm">
          <text:p text:style-name="P12"><text:span text:style-name="T60">C</text:span></text:p>
        </draw:circle>
        <draw:circle draw:style-name="gr13" draw:text-style-name="P19" draw:id="id21" draw:layer="layout" svg:width="2.54cm" svg:height="2.54cm" svg:x="15.875cm" svg:y="10.16cm">
          <text:p text:style-name="P12"><text:span text:style-name="T60">F</text:span></text:p>
        </draw:circle>
        <draw:circle draw:style-name="gr19" draw:text-style-name="P19" draw:id="id19" draw:layer="layout" svg:width="2.54cm" svg:height="2.54cm" svg:x="20.012cm" svg:y="5.477cm">
          <text:p text:style-name="P12"><text:span text:style-name="T60">G</text:span></text:p>
        </draw:circle>
        <draw:connector draw:style-name="gr5" draw:text-style-name="P12" draw:layer="layout" draw:type="lines" svg:x1="5.08cm" svg:y1="13.97cm" svg:x2="8.255cm" svg:y2="10.795cm" draw:start-shape="id15" draw:start-glue-point="1" draw:end-shape="id16" draw:end-glue-point="3" svg:d="m5080 13970h551l2073-3175h551">
          <text:p/>
        </draw:connector>
        <draw:connector draw:style-name="gr5" draw:text-style-name="P12" draw:layer="layout" draw:type="lines" svg:x1="5.08cm" svg:y1="8.89cm" svg:x2="8.255cm" svg:y2="10.795cm" draw:start-shape="id17" draw:start-glue-point="1" draw:end-shape="id16" draw:end-glue-point="3" svg:d="m5080 8890h551l2073 1905h551">
          <text:p/>
        </draw:connector>
        <draw:connector draw:style-name="gr6" draw:text-style-name="P12" draw:layer="layout" draw:type="lines" svg:x1="10.795cm" svg:y1="10.795cm" svg:x2="12.941cm" svg:y2="9.582cm" draw:start-shape="id16" draw:start-glue-point="1" draw:end-shape="id18" draw:end-glue-point="2" svg:d="m10795 10795h551l1595-687v-526">
          <text:p/>
        </draw:connector>
        <draw:connector draw:style-name="gr7" draw:text-style-name="P12" draw:layer="layout" draw:type="lines" svg:x1="5.08cm" svg:y1="8.89cm" svg:x2="11.671cm" svg:y2="8.312cm" draw:start-shape="id17" draw:start-glue-point="1" draw:end-shape="id18" svg:d="m5080 8890h551l5514-578h526">
          <text:p/>
        </draw:connector>
        <draw:connector draw:style-name="gr7" draw:text-style-name="P12" draw:layer="layout" draw:type="lines" svg:x1="14.211cm" svg:y1="8.312cm" svg:x2="20.012cm" svg:y2="6.747cm" draw:start-shape="id18" draw:start-glue-point="1" draw:end-shape="id19" draw:end-glue-point="3" svg:d="m14211 8312h526l4749-1565h526">
          <text:p/>
        </draw:connector>
        <draw:connector draw:style-name="gr7" draw:text-style-name="P12" draw:layer="layout" draw:type="lines" svg:x1="5.08cm" svg:y1="13.97cm" svg:x2="12.7cm" svg:y2="13.97cm" draw:start-shape="id15" draw:start-glue-point="1" draw:end-shape="id20" draw:end-glue-point="3" svg:d="m5080 13970h551 6543 526">
          <text:p/>
        </draw:connector>
        <draw:connector draw:style-name="gr7" draw:text-style-name="P12" draw:layer="layout" draw:type="lines" svg:x1="5.08cm" svg:y1="13.97cm" svg:x2="15.875cm" svg:y2="11.43cm" draw:start-shape="id15" draw:start-glue-point="1" draw:end-shape="id21" draw:end-glue-point="3" svg:d="m5080 13970h551l9693-2540h551">
          <text:p/>
        </draw:connector>
        <draw:connector draw:style-name="gr7" draw:text-style-name="P12" draw:layer="layout" draw:type="lines" svg:x1="18.415cm" svg:y1="11.43cm" svg:x2="21.282cm" svg:y2="8.017cm" draw:start-shape="id21" draw:start-glue-point="1" draw:end-shape="id19" draw:end-glue-point="2" svg:d="m18415 11430h551l2316-2887v-526">
          <text:p/>
        </draw:connector>
        <draw:frame draw:style-name="gr8" draw:text-style-name="P20" draw:layer="layout" svg:width="10.23cm" svg:height="1.287cm" svg:x="1.67cm" svg:y="16.173cm">
          <draw:text-box>
            <text:p><text:span text:style-name="T61">&gt;&gt;&gt;</text:span><text:span text:style-name="T62"> set_value(</text:span><text:span text:style-name="T63">'C'</text:span><text:span text:style-name="T62">)</text:span></text:p>
          </draw:text-box>
        </draw:frame>
        <draw:frame draw:style-name="gr2" draw:text-style-name="P10" draw:layer="layout" svg:width="16.377cm" svg:height="0.933cm" svg:x="0.186cm" svg:y="20.02cm">
          <draw:text-box>
            <text:p><text:span text:style-name="T15">(An invalid </text:span><text:span text:style-name="T24">Promise</text:span><text:span text:style-name="T15"> might simply delete its </text:span><text:span text:style-name="T24">val</text:span><text:span text:style-name="T15"> attribute)</text:span></text:p>
          </draw:text-box>
        </draw:frame>
        <draw:ellipse draw:style-name="gr19" draw:text-style-name="P19" draw:layer="layout" svg:width="2.013cm" svg:height="1.943cm" svg:x="20.312cm" svg:y="5.777cm">
          <text:p text:style-name="P12"><text:span text:style-name="T60">G</text:span></text:p>
        </draw:ellipse>
        <draw:ellipse draw:style-name="gr19" draw:text-style-name="P19" draw:layer="layout" svg:width="2.013cm" svg:height="1.943cm" svg:x="11.95cm" svg:y="7.314cm">
          <text:p text:style-name="P12"><text:span text:style-name="T60">E</text:span></text:p>
        </draw:ellipse>
        <draw:g>
          <draw:rect draw:style-name="gr20" draw:text-style-name="P22" draw:layer="layout" svg:width="3.805cm" svg:height="1.27cm" svg:x="21.561cm" svg:y="10.815cm">
            <text:p text:style-name="P21"><text:span text:style-name="T64">Promised</text:span></text:p>
          </draw:rect>
          <draw:rect draw:style-name="gr21" draw:text-style-name="P22" draw:layer="layout" svg:width="3.804cm" svg:height="1.27cm" svg:x="21.562cm" svg:y="12.315cm">
            <text:p text:style-name="P21"><text:span text:style-name="T64">Invalidated</text:span></text:p>
          </draw:rect>
          <draw:rect draw:style-name="gr22" draw:text-style-name="P22" draw:layer="layout" svg:width="3.803cm" svg:height="1.27cm" svg:x="21.563cm" svg:y="13.815cm">
            <text:p text:style-name="P21"><text:span text:style-name="T64">Concretized</text:span></text:p>
          </draw:rect>
          <draw:rect draw:style-name="gr23" draw:text-style-name="P22" draw:layer="layout" svg:width="3.599cm" svg:height="1.085cm" svg:x="21.67cm" svg:y="12.409cm">
            <text:p text:style-name="P21"><text:span text:style-name="T64">Invalidated</text:span></text:p>
          </draw:rect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9" draw:text-style-name="P18" draw:layer="layout" svg:width="25.199cm" svg:height="3.862cm" svg:x="1.401cm" svg:y="2.611cm" presentation:class="outline" presentation:user-transformed="true">
          <draw:text-box>
            <text:p text:style-name="P2"><text:span text:style-name="T51">Promises in a directed acyclic graph. </text:span><text:span text:style-name="T59">Changing </text:span><text:span text:style-name="T59"><text:line-break/></text:span><text:span text:style-name="T59">the shape of a graph might </text:span><text:span text:style-name="T59"><text:line-break/></text:span><text:span text:style-name="T59">invalidate nodes.</text:span></text:p>
          </draw:text-box>
        </draw:frame>
        <draw:circle draw:style-name="gr13" draw:text-style-name="P19" draw:id="id24" draw:layer="layout" svg:width="2.54cm" svg:height="2.54cm" svg:x="2.54cm" svg:y="7.62cm">
          <text:p text:style-name="P12"><text:span text:style-name="T60">A</text:span></text:p>
        </draw:circle>
        <draw:circle draw:style-name="gr13" draw:text-style-name="P19" draw:id="id22" draw:layer="layout" svg:width="2.54cm" svg:height="2.54cm" svg:x="2.54cm" svg:y="12.7cm">
          <text:p text:style-name="P12"><text:span text:style-name="T60">B</text:span></text:p>
        </draw:circle>
        <draw:circle draw:style-name="gr19" draw:text-style-name="P19" draw:id="id25" draw:layer="layout" svg:width="2.54cm" svg:height="2.54cm" svg:x="11.671cm" svg:y="7.042cm">
          <text:p text:style-name="P12"><text:span text:style-name="T60">E</text:span></text:p>
        </draw:circle>
        <draw:circle draw:style-name="gr4" draw:text-style-name="P19" draw:id="id28" draw:layer="layout" svg:width="2.54cm" svg:height="2.54cm" svg:x="12.7cm" svg:y="12.7cm">
          <text:p text:style-name="P12"><text:span text:style-name="T60">D</text:span></text:p>
        </draw:circle>
        <draw:circle draw:style-name="gr13" draw:text-style-name="P19" draw:id="id23" draw:layer="layout" svg:width="2.54cm" svg:height="2.54cm" svg:x="8.255cm" svg:y="9.525cm">
          <text:p text:style-name="P12"><text:span text:style-name="T60">C</text:span></text:p>
        </draw:circle>
        <draw:circle draw:style-name="gr19" draw:text-style-name="P19" draw:id="id26" draw:layer="layout" svg:width="2.54cm" svg:height="2.54cm" svg:x="15.875cm" svg:y="10.16cm">
          <text:p text:style-name="P12"><text:span text:style-name="T60">F</text:span></text:p>
        </draw:circle>
        <draw:circle draw:style-name="gr19" draw:text-style-name="P19" draw:id="id27" draw:layer="layout" svg:width="2.54cm" svg:height="2.54cm" svg:x="20.012cm" svg:y="5.477cm">
          <text:p text:style-name="P12"><text:span text:style-name="T60">G</text:span></text:p>
        </draw:circle>
        <draw:connector draw:style-name="gr5" draw:text-style-name="P12" draw:layer="layout" draw:type="lines" svg:x1="5.08cm" svg:y1="13.97cm" svg:x2="8.255cm" svg:y2="10.795cm" draw:start-shape="id22" draw:start-glue-point="1" draw:end-shape="id23" draw:end-glue-point="3" svg:d="m5080 13970h551l2073-3175h551">
          <text:p/>
        </draw:connector>
        <draw:connector draw:style-name="gr5" draw:text-style-name="P12" draw:layer="layout" draw:type="lines" svg:x1="5.08cm" svg:y1="8.89cm" svg:x2="8.255cm" svg:y2="10.795cm" draw:start-shape="id24" draw:start-glue-point="1" draw:end-shape="id23" draw:end-glue-point="3" svg:d="m5080 8890h551l2073 1905h551">
          <text:p/>
        </draw:connector>
        <draw:connector draw:style-name="gr6" draw:text-style-name="P12" draw:layer="layout" draw:type="lines" svg:x1="12.941cm" svg:y1="9.582cm" svg:x2="15.875cm" svg:y2="11.43cm" draw:start-shape="id25" draw:start-glue-point="2" draw:end-shape="id26" draw:end-glue-point="3" svg:d="m12941 9582v526l2408 1322h526">
          <text:p/>
        </draw:connector>
        <draw:connector draw:style-name="gr7" draw:text-style-name="P12" draw:layer="layout" draw:type="lines" svg:x1="5.08cm" svg:y1="8.89cm" svg:x2="11.671cm" svg:y2="8.312cm" draw:start-shape="id24" draw:start-glue-point="1" draw:end-shape="id25" svg:d="m5080 8890h551l5514-578h526">
          <text:p/>
        </draw:connector>
        <draw:connector draw:style-name="gr7" draw:text-style-name="P12" draw:layer="layout" draw:type="lines" svg:x1="14.211cm" svg:y1="8.312cm" svg:x2="20.012cm" svg:y2="6.747cm" draw:start-shape="id25" draw:start-glue-point="1" draw:end-shape="id27" draw:end-glue-point="3" svg:d="m14211 8312h526l4749-1565h526">
          <text:p/>
        </draw:connector>
        <draw:connector draw:style-name="gr7" draw:text-style-name="P12" draw:layer="layout" draw:type="lines" svg:x1="5.08cm" svg:y1="13.97cm" svg:x2="12.7cm" svg:y2="13.97cm" draw:start-shape="id22" draw:start-glue-point="1" draw:end-shape="id28" draw:end-glue-point="3" svg:d="m5080 13970h551 6543 526">
          <text:p/>
        </draw:connector>
        <draw:connector draw:style-name="gr7" draw:text-style-name="P12" draw:layer="layout" draw:type="lines" svg:x1="5.08cm" svg:y1="13.97cm" svg:x2="15.875cm" svg:y2="11.43cm" draw:start-shape="id22" draw:start-glue-point="1" draw:end-shape="id26" draw:end-glue-point="3" svg:d="m5080 13970h551l9718-2540h526">
          <text:p/>
        </draw:connector>
        <draw:connector draw:style-name="gr7" draw:text-style-name="P12" draw:layer="layout" draw:type="lines" svg:x1="18.415cm" svg:y1="11.43cm" svg:x2="21.282cm" svg:y2="8.017cm" draw:start-shape="id26" draw:start-glue-point="1" draw:end-shape="id27" draw:end-glue-point="2" svg:d="m18415 11430h526l2341-2887v-526">
          <text:p/>
        </draw:connector>
        <draw:frame draw:style-name="gr8" draw:text-style-name="P20" draw:layer="layout" svg:width="24.747cm" svg:height="1.287cm" svg:x="1.67cm" svg:y="16.173cm">
          <draw:text-box>
            <text:p><text:span text:style-name="T61">&gt;&gt;&gt;</text:span><text:span text:style-name="T62"> disconnect(</text:span><text:span text:style-name="T63">'C-&gt;E'</text:span><text:span text:style-name="T62">); connect(</text:span><text:span text:style-name="T63">'E-&gt;F; C-&gt;D'</text:span><text:span text:style-name="T62">)</text:span></text:p>
          </draw:text-box>
        </draw:frame>
        <draw:connector draw:style-name="gr24" draw:text-style-name="P12" draw:layer="layout" draw:type="lines" svg:x1="9.525cm" svg:y1="12.065cm" svg:x2="12.7cm" svg:y2="13.97cm" draw:start-shape="id23" draw:start-glue-point="2" draw:end-shape="id28" svg:d="m9525 12065v551l2649 1354h526">
          <text:p/>
        </draw:connector>
        <draw:frame draw:style-name="gr2" draw:text-style-name="P10" draw:layer="layout" svg:width="18.037cm" svg:height="0.933cm" svg:x="0.187cm" svg:y="20.021cm">
          <draw:text-box>
            <text:p><text:span text:style-name="T15">(Notice that </text:span><text:span text:style-name="T24">D</text:span><text:span text:style-name="T15"> was unfulfilled, hence has no value to invalidate)</text:span></text:p>
          </draw:text-box>
        </draw:frame>
        <draw:ellipse draw:style-name="gr19" draw:text-style-name="P19" draw:layer="layout" svg:width="2.013cm" svg:height="1.943cm" svg:x="11.951cm" svg:y="7.315cm">
          <text:p text:style-name="P12"><text:span text:style-name="T60">E</text:span></text:p>
        </draw:ellipse>
        <draw:ellipse draw:style-name="gr19" draw:text-style-name="P19" draw:layer="layout" svg:width="2.013cm" svg:height="1.943cm" svg:x="20.313cm" svg:y="5.778cm">
          <text:p text:style-name="P12"><text:span text:style-name="T60">G</text:span></text:p>
        </draw:ellipse>
        <draw:ellipse draw:style-name="gr19" draw:text-style-name="P19" draw:layer="layout" svg:width="2.013cm" svg:height="1.943cm" svg:x="16.152cm" svg:y="10.416cm">
          <text:p text:style-name="P12"><text:span text:style-name="T60">F</text:span></text:p>
        </draw:ellipse>
        <draw:g>
          <draw:rect draw:style-name="gr25" draw:text-style-name="P22" draw:layer="layout" svg:width="3.805cm" svg:height="1.27cm" svg:x="21.561cm" svg:y="10.815cm">
            <text:p text:style-name="P21"><text:span text:style-name="T64">Promised</text:span></text:p>
          </draw:rect>
          <draw:rect draw:style-name="gr26" draw:text-style-name="P22" draw:layer="layout" svg:width="3.804cm" svg:height="1.27cm" svg:x="21.562cm" svg:y="12.315cm">
            <text:p text:style-name="P21"><text:span text:style-name="T64">Invalidated</text:span></text:p>
          </draw:rect>
          <draw:rect draw:style-name="gr27" draw:text-style-name="P22" draw:layer="layout" svg:width="3.803cm" svg:height="1.27cm" svg:x="21.563cm" svg:y="13.815cm">
            <text:p text:style-name="P21"><text:span text:style-name="T64">Concretized</text:span></text:p>
          </draw:rect>
          <draw:rect draw:style-name="gr28" draw:text-style-name="P22" draw:layer="layout" svg:width="3.599cm" svg:height="1.085cm" svg:x="21.67cm" svg:y="12.409cm">
            <text:p text:style-name="P21"><text:span text:style-name="T64">Invalidated</text:span></text:p>
          </draw:rect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9" draw:text-style-name="P18" draw:layer="layout" svg:width="25.199cm" svg:height="3.862cm" svg:x="1.401cm" svg:y="2.611cm" presentation:class="outline" presentation:user-transformed="true">
          <draw:text-box>
            <text:p text:style-name="P2"><text:span text:style-name="T51">Promises in a directed acyclic graph. </text:span><text:span text:style-name="T59">Queries fulfill anew the previously invalidated </text:span><text:span text:style-name="T59"><text:line-break/></text:span><text:span text:style-name="T59">promises of ancestors.</text:span></text:p>
          </draw:text-box>
        </draw:frame>
        <draw:circle draw:style-name="gr13" draw:text-style-name="P19" draw:id="id31" draw:layer="layout" svg:width="2.54cm" svg:height="2.54cm" svg:x="2.54cm" svg:y="7.62cm">
          <text:p text:style-name="P12"><text:span text:style-name="T60">A</text:span></text:p>
        </draw:circle>
        <draw:circle draw:style-name="gr13" draw:text-style-name="P19" draw:id="id29" draw:layer="layout" svg:width="2.54cm" svg:height="2.54cm" svg:x="2.54cm" svg:y="12.7cm">
          <text:p text:style-name="P12"><text:span text:style-name="T60">B</text:span></text:p>
        </draw:circle>
        <draw:circle draw:style-name="gr13" draw:text-style-name="P19" draw:id="id32" draw:layer="layout" svg:width="2.54cm" svg:height="2.54cm" svg:x="11.671cm" svg:y="7.042cm">
          <text:p text:style-name="P12"><text:span text:style-name="T60">E</text:span></text:p>
        </draw:circle>
        <draw:circle draw:style-name="gr4" draw:text-style-name="P19" draw:id="id35" draw:layer="layout" svg:width="2.54cm" svg:height="2.54cm" svg:x="12.7cm" svg:y="12.7cm">
          <text:p text:style-name="P12"><text:span text:style-name="T60">D</text:span></text:p>
        </draw:circle>
        <draw:circle draw:style-name="gr13" draw:text-style-name="P19" draw:id="id30" draw:layer="layout" svg:width="2.54cm" svg:height="2.54cm" svg:x="8.255cm" svg:y="9.525cm">
          <text:p text:style-name="P12"><text:span text:style-name="T60">C</text:span></text:p>
        </draw:circle>
        <draw:circle draw:style-name="gr13" draw:text-style-name="P19" draw:id="id33" draw:layer="layout" svg:width="2.54cm" svg:height="2.54cm" svg:x="15.875cm" svg:y="10.16cm">
          <text:p text:style-name="P12"><text:span text:style-name="T60">F</text:span></text:p>
        </draw:circle>
        <draw:circle draw:style-name="gr19" draw:text-style-name="P19" draw:id="id34" draw:layer="layout" svg:width="2.54cm" svg:height="2.54cm" svg:x="20.012cm" svg:y="5.477cm">
          <text:p text:style-name="P12"><text:span text:style-name="T60">G</text:span></text:p>
        </draw:circle>
        <draw:connector draw:style-name="gr5" draw:text-style-name="P12" draw:layer="layout" draw:type="lines" svg:x1="5.08cm" svg:y1="13.97cm" svg:x2="8.255cm" svg:y2="10.795cm" draw:start-shape="id29" draw:start-glue-point="1" draw:end-shape="id30" draw:end-glue-point="3" svg:d="m5080 13970h551l2073-3175h551">
          <text:p/>
        </draw:connector>
        <draw:connector draw:style-name="gr5" draw:text-style-name="P12" draw:layer="layout" draw:type="lines" svg:x1="5.08cm" svg:y1="8.89cm" svg:x2="8.255cm" svg:y2="10.795cm" draw:start-shape="id31" draw:start-glue-point="1" draw:end-shape="id30" draw:end-glue-point="3" svg:d="m5080 8890h551l2073 1905h551">
          <text:p/>
        </draw:connector>
        <draw:connector draw:style-name="gr6" draw:text-style-name="P12" draw:layer="layout" draw:type="lines" svg:x1="12.941cm" svg:y1="9.582cm" svg:x2="15.875cm" svg:y2="11.43cm" draw:start-shape="id32" draw:start-glue-point="2" draw:end-shape="id33" draw:end-glue-point="3" svg:d="m12941 9582v551l2383 1297h551">
          <text:p/>
        </draw:connector>
        <draw:connector draw:style-name="gr7" draw:text-style-name="P12" draw:layer="layout" draw:type="lines" svg:x1="5.08cm" svg:y1="8.89cm" svg:x2="11.671cm" svg:y2="8.312cm" draw:start-shape="id31" draw:start-glue-point="1" draw:end-shape="id32" svg:d="m5080 8890h551l5489-578h551">
          <text:p/>
        </draw:connector>
        <draw:connector draw:style-name="gr7" draw:text-style-name="P12" draw:layer="layout" draw:type="lines" svg:x1="14.211cm" svg:y1="8.312cm" svg:x2="20.012cm" svg:y2="6.747cm" draw:start-shape="id32" draw:start-glue-point="1" draw:end-shape="id34" draw:end-glue-point="3" svg:d="m14211 8312h551l4724-1565h526">
          <text:p/>
        </draw:connector>
        <draw:connector draw:style-name="gr7" draw:text-style-name="P12" draw:layer="layout" draw:type="lines" svg:x1="5.08cm" svg:y1="13.97cm" svg:x2="12.7cm" svg:y2="13.97cm" draw:start-shape="id29" draw:start-glue-point="1" draw:end-shape="id35" draw:end-glue-point="3" svg:d="m5080 13970h551 6543 526">
          <text:p/>
        </draw:connector>
        <draw:connector draw:style-name="gr7" draw:text-style-name="P12" draw:layer="layout" draw:type="lines" svg:x1="5.08cm" svg:y1="13.97cm" svg:x2="15.875cm" svg:y2="11.43cm" draw:start-shape="id29" draw:start-glue-point="1" draw:end-shape="id33" draw:end-glue-point="3" svg:d="m5080 13970h551l9693-2540h551">
          <text:p/>
        </draw:connector>
        <draw:connector draw:style-name="gr7" draw:text-style-name="P12" draw:layer="layout" draw:type="lines" svg:x1="18.415cm" svg:y1="11.43cm" svg:x2="21.282cm" svg:y2="8.017cm" draw:start-shape="id33" draw:start-glue-point="1" draw:end-shape="id34" draw:end-glue-point="2" svg:d="m18415 11430h551l2316-2887v-526">
          <text:p/>
        </draw:connector>
        <draw:frame draw:style-name="gr8" draw:text-style-name="P20" draw:layer="layout" svg:width="11.305cm" svg:height="1.287cm" svg:x="1.67cm" svg:y="16.173cm">
          <draw:text-box>
            <text:p><text:span text:style-name="T61">&gt;&gt;&gt;</text:span><text:span text:style-name="T62"> query_value('F')</text:span></text:p>
          </draw:text-box>
        </draw:frame>
        <draw:connector draw:style-name="gr24" draw:text-style-name="P12" draw:layer="layout" draw:type="lines" svg:x1="9.525cm" svg:y1="12.065cm" svg:x2="12.7cm" svg:y2="13.97cm" draw:start-shape="id30" draw:start-glue-point="2" draw:end-shape="id35" draw:end-glue-point="3" svg:d="m9525 12065v551l2649 1354h526">
          <text:p/>
        </draw:connector>
        <draw:ellipse draw:style-name="gr19" draw:text-style-name="P19" draw:layer="layout" svg:width="2.013cm" svg:height="1.943cm" svg:x="20.314cm" svg:y="5.779cm">
          <text:p text:style-name="P12"><text:span text:style-name="T60">G</text:span></text:p>
        </draw:ellipse>
        <draw:g>
          <draw:rect draw:style-name="gr29" draw:text-style-name="P22" draw:layer="layout" svg:width="3.805cm" svg:height="1.27cm" svg:x="21.561cm" svg:y="10.815cm">
            <text:p text:style-name="P21"><text:span text:style-name="T64">Promised</text:span></text:p>
          </draw:rect>
          <draw:rect draw:style-name="gr30" draw:text-style-name="P22" draw:layer="layout" svg:width="3.804cm" svg:height="1.27cm" svg:x="21.562cm" svg:y="12.315cm">
            <text:p text:style-name="P21"><text:span text:style-name="T64">Invalidated</text:span></text:p>
          </draw:rect>
          <draw:rect draw:style-name="gr31" draw:text-style-name="P22" draw:layer="layout" svg:width="3.803cm" svg:height="1.27cm" svg:x="21.563cm" svg:y="13.815cm">
            <text:p text:style-name="P21"><text:span text:style-name="T64">Concretized</text:span></text:p>
          </draw:rect>
          <draw:rect draw:style-name="gr32" draw:text-style-name="P22" draw:layer="layout" svg:width="3.599cm" svg:height="1.085cm" svg:x="21.67cm" svg:y="12.409cm">
            <text:p text:style-name="P21"><text:span text:style-name="T64">Invalidated</text:span></text:p>
          </draw:rect>
        </draw:g>
        <draw:g>
          <draw:rect draw:style-name="gr33" draw:text-style-name="P22" draw:layer="layout" svg:width="3.805cm" svg:height="1.27cm" svg:x="21.561cm" svg:y="10.815cm">
            <text:p text:style-name="P21"><text:span text:style-name="T64">Promised</text:span></text:p>
          </draw:rect>
          <draw:rect draw:style-name="gr34" draw:text-style-name="P22" draw:layer="layout" svg:width="3.804cm" svg:height="1.27cm" svg:x="21.562cm" svg:y="12.315cm">
            <text:p text:style-name="P21"><text:span text:style-name="T64">Invalidated</text:span></text:p>
          </draw:rect>
          <draw:rect draw:style-name="gr35" draw:text-style-name="P22" draw:layer="layout" svg:width="3.803cm" svg:height="1.27cm" svg:x="21.563cm" svg:y="13.815cm">
            <text:p text:style-name="P21"><text:span text:style-name="T64">Concretized</text:span></text:p>
          </draw:rect>
          <draw:rect draw:style-name="gr36" draw:text-style-name="P22" draw:layer="layout" svg:width="3.599cm" svg:height="1.085cm" svg:x="21.67cm" svg:y="12.409cm">
            <text:p text:style-name="P21"><text:span text:style-name="T64">Invalidated</text:span></text:p>
          </draw:rect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" draw:text-style-name="P6" draw:layer="layout" svg:width="25.199cm" svg:height="15.963cm" svg:x="1.4cm" svg:y="3.81cm" presentation:class="outline" presentation:user-transformed="true">
          <draw:text-box>
            <text:p/>
          </draw:text-box>
        </draw:frame>
        <draw:frame presentation:style-name="pr2" draw:text-style-name="P4" draw:layer="layout" svg:width="25.199cm" svg:height="1.069cm" svg:x="1.4cm" svg:y="0.837cm" presentation:class="title" presentation:user-transformed="true">
          <draw:text-box>
            <text:p text:style-name="P3"><text:span text:style-name="T6">PyCon 2010: Maximize your program's laziness</text:span><text:span text:style-name="T6"><text:tab/></text:span><text:span text:style-name="T6"><text:tab/></text:span><text:span text:style-name="T6"><text:tab/></text:span><text:span text:style-name="T6">David Mertz</text:span></text:p>
          </draw:text-box>
        </draw:frame>
        <draw:frame presentation:style-name="pr1" draw:text-style-name="P6" draw:layer="layout" svg:width="25.199cm" svg:height="15.963cm" svg:x="1.401cm" svg:y="3.811cm" presentation:class="outline" presentation:user-transformed="true">
          <draw:text-box>
            <text:p/>
          </draw:text-box>
        </draw:frame>
        <draw:frame presentation:style-name="pr19" draw:text-style-name="P18" draw:layer="layout" svg:width="25.199cm" svg:height="14.746cm" svg:x="1.401cm" svg:y="2.611cm" presentation:class="outline" presentation:user-transformed="true">
          <draw:text-box>
            <text:p text:style-name="P2"><text:span text:style-name="T65">Wrap-up / Questions?</text:span></text:p>
            <text:p text:style-name="P7"><text:span text:style-name="T66">Review of laziness</text:span></text:p>
            <text:p text:style-name="P8"><text:span text:style-name="T67">Examples from Functional Programming Languages</text:span></text:p>
            <text:p text:style-name="P8"><text:span text:style-name="T67">Generic any language laziness</text:span></text:p>
            <text:p text:style-name="P7"><text:span text:style-name="T68">Iterators and the </text:span><text:span text:style-name="T69">itertools</text:span><text:span text:style-name="T68"> module</text:span></text:p>
            <text:p text:style-name="P7"><text:span text:style-name="T68">Generators and generator expressions</text:span></text:p>
            <text:p text:style-name="P7"><text:span text:style-name="T68">Memoization and the </text:span><text:span text:style-name="T69">weakref</text:span><text:span text:style-name="T68"> module</text:span></text:p>
            <text:p text:style-name="P7"><text:span text:style-name="T68">Laziness in a directed acyclic grap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3" draw:display-name="Arrowheads 3" svg:viewBox="0 0 1321 3493" svg:d="m1321 3493h-1321l702-349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068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2.5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1T23:45:57</meta:creation-date>
    <meta:editing-duration>PT118H52M42S</meta:editing-duration>
    <meta:editing-cycles>198</meta:editing-cycles>
    <meta:generator>NeoOffice/3.0.1$Unix OpenOffice.org_project/Patch 0</meta:generator>
    <meta:initial-creator>David Mertz</meta:initial-creator>
    <dc:date>2010-02-17T15:05:28</dc:date>
    <meta:print-date>2010-02-05T17:08:27</meta:print-date>
    <meta:document-statistic meta:object-count="306"/>
    <meta:user-defined meta:name="Info 1"/>
    <meta:user-defined meta:name="Info 2"/>
    <meta:user-defined meta:name="Info 3"/>
    <meta:user-defined meta:name="Info 4"/>
  </office:meta>
</office:document-meta>
</file>